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1.19mm"/>
    </style:style>
    <style:style style:name="co2" style:family="table-column">
      <style:table-column-properties fo:break-before="auto" style:column-width="91.48mm"/>
    </style:style>
    <style:style style:name="co3" style:family="table-column">
      <style:table-column-properties fo:break-before="auto" style:column-width="413.65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7" style:family="table-cell" style:parent-style-name="Default">
      <style:text-properties style:text-underline-style="solid" style:text-underline-width="auto" style:text-underline-color="font-color" fo:font-weight="bold" style:font-weight-asian="bold" style:font-weight-complex="bold"/>
    </style:style>
    <style:style style:name="ce13" style:family="table-cell" style:parent-style-name="Default">
      <style:table-cell-properties fo:background-color="#00ff00"/>
      <style:text-properties style:text-underline-style="solid" style:text-underline-width="auto" style:text-underline-color="font-color" fo:font-weight="bold" style:font-weight-asian="bold" style:font-weight-complex="bold"/>
    </style:style>
    <style:style style:name="ce15" style:family="table-cell" style:parent-style-name="Default">
      <style:table-cell-properties fo:background-color="#ff0000"/>
      <style:text-properties style:text-underline-style="solid" style:text-underline-width="auto" style:text-underline-color="font-color" fo:font-weight="bold" style:font-weight-asian="bold" style:font-weight-complex="bold"/>
    </style:style>
    <style:style style:name="ce14" style:family="table-cell" style:parent-style-name="Default">
      <style:table-cell-properties fo:background-color="#00ffff"/>
      <style:text-properties style:text-underline-style="solid" style:text-underline-width="auto" style:text-underline-color="font-color" fo:font-weight="bold" style:font-weight-asian="bold" style:font-weight-complex="bold"/>
    </style:style>
    <style:style style:name="ce21" style:family="table-cell" style:parent-style-name="Default">
      <style:table-cell-properties fo:background-color="#ff7f00"/>
      <style:text-properties style:text-underline-style="solid" style:text-underline-width="auto" style:text-underline-color="font-color" fo:font-weight="bold" style:font-weight-asian="bold" style:font-weight-complex="bold"/>
    </style:style>
    <style:style style:name="ce16" style:family="table-cell" style:parent-style-name="Default">
      <style:table-cell-properties fo:background-color="#ff7f00"/>
      <style:text-properties fo:color="#000000" style:text-underline-style="solid" style:text-underline-width="auto" style:text-underline-color="font-color" fo:font-weight="bold" style:font-weight-asian="bold" style:font-weight-complex="bold"/>
    </style:style>
    <style:style style:name="ce23" style:family="table-cell" style:parent-style-name="Default">
      <style:table-cell-properties fo:background-color="#ff0000"/>
      <style:text-properties fo:color="#000000" style:text-underline-style="solid" style:text-underline-width="auto" style:text-underline-color="font-color" fo:font-weight="bold" style:font-weight-asian="bold" style:font-weight-complex="bold"/>
    </style:style>
    <style:style style:name="ce1" style:family="table-cell" style:parent-style-name="Default">
      <style:table-cell-properties fo:background-color="#00ff00"/>
    </style:style>
    <style:style style:name="ce3" style:family="table-cell" style:parent-style-name="Default">
      <style:table-cell-properties fo:background-color="#ff0000"/>
    </style:style>
    <style:style style:name="ce2" style:family="table-cell" style:parent-style-name="Default">
      <style:table-cell-properties fo:background-color="#00ffff"/>
    </style:style>
    <style:style style:name="ce20" style:family="table-cell" style:parent-style-name="Default">
      <style:table-cell-properties fo:background-color="#ff7f00"/>
    </style:style>
    <style:style style:name="ce4" style:family="table-cell" style:parent-style-name="Default">
      <style:table-cell-properties fo:background-color="#ff7f00"/>
      <style:text-properties fo:color="#000000"/>
    </style:style>
    <style:style style:name="ce6" style:family="table-cell" style:parent-style-name="Default">
      <style:table-cell-properties fo:background-color="#ff0000"/>
      <style:text-properties fo:color="#000000"/>
    </style:style>
    <style:style style:name="ce5" style:family="table-cell" style:parent-style-name="Default">
      <style:table-cell-properties fo:background-color="#23ff23"/>
    </style:style>
    <style:style style:name="ce31" style:family="table-cell" style:parent-style-name="Default">
      <style:table-cell-properties fo:background-color="#00ffff"/>
      <style:text-properties fo:color="#000000" style:font-name="Liberation Sans" fo:font-size="10pt" style:font-size-asian="12pt" style:font-size-complex="12pt"/>
    </style:style>
    <style:style style:name="T1" style:family="text">
      <style:text-properties fo:font-weight="normal" style:font-size-asian="12pt" style:font-size-complex="12pt" style:font-weight-asian="normal" style:font-weight-complex="normal"/>
    </style:style>
    <style:style style:name="T2" style:family="text">
      <style:text-properties fo:font-weight="normal" style:font-size-asian="12pt" style:font-size-complex="12pt" style:font-weight-asian="normal" style:font-weight-complex="normal" fo:font-style="normal" style:font-name-asian="Menlo" style:font-name-complex="Menlo" style:font-style-asian="normal" style:font-style-complex="normal"/>
    </style:style>
  </office:automatic-styles>
  <office:body>
    <office:spreadsheet>
      <table:calculation-settings table:automatic-find-labels="false" table:use-regular-expressions="false" table:use-wildcards="true"/>
      <table:table table:name="flows" table:style-name="ta1">
        <table:table-column table:style-name="co1" table:default-cell-style-name="ce7"/>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office:value-type="string" calcext:value-type="string">
            <text:p>App</text:p>
          </table:table-cell>
          <table:table-cell table:style-name="ce7" office:value-type="string" calcext:value-type="string">
            <text:p>Sink</text:p>
          </table:table-cell>
          <table:table-cell table:style-name="ce7" office:value-type="string" calcext:value-type="string">
            <text:p>Source</text:p>
          </table:table-cell>
          <table:table-cell table:style-name="ce7" office:value-type="string" calcext:value-type="string">
            <text:p>Verification of Flow</text:p>
          </table:table-cell>
          <table:table-cell table:style-name="ce7" table:number-columns-repeated="1020"/>
        </table:table-row>
        <table:table-row table:style-name="ro1">
          <table:table-cell table:number-columns-repeated="1024"/>
        </table:table-row>
        <table:table-row table:style-name="ro1">
          <table:table-cell table:style-name="ce13" office:value-type="string" calcext:value-type="string">
            <text:p>true positive</text:p>
          </table:table-cell>
          <table:table-cell table:style-name="ce1" table:number-columns-repeated="1023"/>
        </table:table-row>
        <table:table-row table:style-name="ro1">
          <table:table-cell table:style-name="ce15" office:value-type="string" calcext:value-type="string">
            <text:p>false positive</text:p>
          </table:table-cell>
          <table:table-cell table:style-name="ce3" table:number-columns-repeated="1023"/>
        </table:table-row>
        <table:table-row table:style-name="ro1">
          <table:table-cell table:style-name="ce14" office:value-type="string" calcext:value-type="string">
            <text:p>unsure, maybe correct or wrong, see explanation for further information</text:p>
          </table:table-cell>
          <table:table-cell table:style-name="ce2" table:number-columns-repeated="1023"/>
        </table:table-row>
        <table:table-row table:style-name="ro1">
          <table:table-cell table:style-name="ce21" office:value-type="string" calcext:value-type="string">
            <text:p>seems like a duplicate</text:p>
          </table:table-cell>
          <table:table-cell table:style-name="ce20" table:number-columns-repeated="1023"/>
        </table:table-row>
        <table:table-row table:style-name="ro1">
          <table:table-cell table:number-columns-repeated="1024"/>
        </table:table-row>
        <table:table-row table:style-name="ro1">
          <table:table-cell office:value-type="string" calcext:value-type="string">
            <text:p>co.thefabulous.app.apk.txt</text:p>
          </table:table-cell>
          <table:table-cell table:number-columns-repeated="1023"/>
        </table:table-row>
        <table:table-row table:style-name="ro1">
          <table:table-cell office:value-type="string" calcext:value-type="string">
            <text:p>com.adidas.micoach.apk.txt</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Found a flow to sink virtualinvoke $r2.&lt;android.content.Intent: android.content.Intent putExtra(java.lang.String,java.lang.String)&gt;("SongPath", $r1), from the following sources:</text:p>
          </table:table-cell>
          <table:table-cell table:number-columns-repeated="1022"/>
        </table:table-row>
        <table:table-row table:style-name="ro1">
          <table:table-cell table:style-name="ce13"/>
          <table:table-cell table:style-name="ce1"/>
          <table:table-cell table:style-name="ce5" office:value-type="string" calcext:value-type="string">
            <text:p>- $r7 = interfaceinvoke $r3.&lt;android.database.Cursor: java.lang.String getString(int)&gt;(1) (in &lt;com.adidas.micoach.client.service.media.music.GooglePlaylistManager: void populateTrack(com.adidas.micoach.client.service.media.music.PlaylistManager$TrackInfo)&gt;)</text:p>
          </table:table-cell>
          <table:table-cell table:style-name="ce5" office:value-type="string" calcext:value-type="string">
            <text:p>feasible, is called by getTrack and inherits from PlayListManager</text:p>
          </table:table-cell>
          <table:table-cell table:style-name="ce1" table:number-columns-repeated="1020"/>
        </table:table-row>
        <table:table-row table:style-name="ro1">
          <table:table-cell table:style-name="ce13"/>
          <table:table-cell table:style-name="ce1"/>
          <table:table-cell table:style-name="ce5" office:value-type="string" calcext:value-type="string">
            <text:p>- $r7 = interfaceinvoke $r9.&lt;android.database.Cursor: java.lang.String getString(int)&gt;(1) (in &lt;com.adidas.micoach.client.service.media.music.GooglePlaylistManager: void populateTrack(com.adidas.micoach.client.service.media.music.PlaylistManager$TrackInfo)&gt;)</text:p>
          </table:table-cell>
          <table:table-cell table:style-name="ce5" office:value-type="string" calcext:value-type="string">
            <text:p>feasible, is called by getTrack and inherits from PlayListManager</text:p>
          </table:table-cell>
          <table:table-cell table:style-name="ce1" table:number-columns-repeated="1020"/>
        </table:table-row>
        <table:table-row table:style-name="ro1">
          <table:table-cell table:style-name="ce14"/>
          <table:table-cell table:style-name="ce2"/>
          <table:table-cell table:style-name="ce2" office:value-type="string" calcext:value-type="string">
            <text:p>- $r7 = interfaceinvoke $r5.&lt;android.database.Cursor: java.lang.String getString(int)&gt;(1) (in &lt;com.adidas.micoach.client.service.media.music.LegacyPlaylistManager: void getPlaylists(android.content.ContentResolver,java.util.List)&gt;)</text:p>
          </table:table-cell>
          <table:table-cell table:style-name="ce2" office:value-type="string" calcext:value-type="string">
            <text:p>cannot be categorized, no path can be found or denied</text:p>
          </table:table-cell>
          <table:table-cell table:style-name="ce2" table:number-columns-repeated="1020"/>
        </table:table-row>
        <table:table-row table:style-name="ro1">
          <table:table-cell table:style-name="ce13"/>
          <table:table-cell table:style-name="ce1"/>
          <table:table-cell table:style-name="ce5" office:value-type="string" calcext:value-type="string">
            <text:p>- $r4 = interfaceinvoke $r3.&lt;android.database.Cursor: java.lang.String getString(int)&gt;(3) (in &lt;com.adidas.micoach.client.service.media.music.LegacyPlaylistManager: com.adidas.micoach.client.service.media.music.PlaylistManager$TrackInfo getTrack(boolean)&gt;)</text:p>
          </table:table-cell>
          <table:table-cell table:style-name="ce5" office:value-type="string" calcext:value-type="string">
            <text:p>inherits from playlist manager, getTrack is overwritten but still feasible</text:p>
          </table:table-cell>
          <table:table-cell table:style-name="ce1" table:number-columns-repeated="1020"/>
        </table:table-row>
        <table:table-row table:style-name="ro1">
          <table:table-cell table:style-name="ce13"/>
          <table:table-cell table:style-name="ce1"/>
          <table:table-cell table:style-name="ce5" office:value-type="string" calcext:value-type="string">
            <text:p>- $r2 = interfaceinvoke $r1.&lt;android.database.Cursor: java.lang.String getString(int)&gt;(1) (in &lt;com.adidas.micoach.client.service.media.music.PlaylistManager: com.adidas.micoach.client.service.media.music.PlaylistManager$TrackInfo getTrack(boolean)&gt;)</text:p>
          </table:table-cell>
          <table:table-cell table:style-name="ce5" office:value-type="string" calcext:value-type="string">
            <text:p>correct, tracks read in oncreate, in onclick a track is taken and then brought as string parameter to setSources</text:p>
          </table:table-cell>
          <table:table-cell table:style-name="ce1" table:number-columns-repeated="1020"/>
        </table:table-row>
        <table:table-row table:style-name="ro1">
          <table:table-cell table:style-name="ce13"/>
          <table:table-cell table:style-name="ce1"/>
          <table:table-cell table:style-name="ce1" office:value-type="string" calcext:value-type="string">
            <text:p>- $r2 = interfaceinvoke $r1.&lt;android.database.Cursor: java.lang.String getString(int)&gt;(2) (in &lt;com.adidas.micoach.client.service.media.music.PlaylistManager: com.adidas.micoach.client.service.media.music.PlaylistManager$TrackInfo getTrack(boolean)&gt;)</text:p>
          </table:table-cell>
          <table:table-cell table:style-name="ce1" office:value-type="string" calcext:value-type="string">
            <text:p>correct, tracks read in oncreate, in onclick a track is taken and then brought as string parameter to setSources</text:p>
          </table:table-cell>
          <table:table-cell table:style-name="ce1" table:number-columns-repeated="1020"/>
        </table:table-row>
        <table:table-row table:style-name="ro1">
          <table:table-cell/>
          <table:table-cell office:value-type="string" calcext:value-type="string">
            <text:p>Found a flow to sink virtualinvoke $r3.&lt;android.content.Intent: android.content.Intent putExtra(java.lang.String,long)&gt;("PlaylistID", $l1), from the following sources:</text:p>
          </table:table-cell>
          <table:table-cell table:number-columns-repeated="1022"/>
        </table:table-row>
        <table:table-row table:style-name="ro1">
          <table:table-cell table:style-name="ce13"/>
          <table:table-cell table:style-name="ce1"/>
          <table:table-cell table:style-name="ce1" office:value-type="string" calcext:value-type="string">
            <text:p>- $r7 = interfaceinvoke $r5.&lt;android.database.Cursor: java.lang.String getString(int)&gt;(1) (in &lt;com.adidas.micoach.client.service.media.music.LegacyPlaylistManager: void getPlaylists(android.content.ContentResolver,java.util.List)&gt;)</text:p>
          </table:table-cell>
          <table:table-cell table:style-name="ce1" office:value-type="string" calcext:value-type="string">
            <text:p>as with other MusicPickerScreen</text:p>
          </table:table-cell>
          <table:table-cell table:style-name="ce1" table:number-columns-repeated="1020"/>
        </table:table-row>
        <table:table-row table:style-name="ro1">
          <table:table-cell/>
          <table:table-cell office:value-type="string" calcext:value-type="string">
            <text:p>Found a flow to sink virtualinvoke $r2.&lt;android.content.Intent: android.content.Intent putExtra(java.lang.String,boolean)&gt;("IsGoogleMusic", 1), from the following sources:</text:p>
          </table:table-cell>
          <table:table-cell table:number-columns-repeated="1022"/>
        </table:table-row>
        <table:table-row table:style-name="ro1">
          <table:table-cell table:style-name="ce15"/>
          <table:table-cell table:style-name="ce3"/>
          <table:table-cell table:style-name="ce6" office:value-type="string" calcext:value-type="string">
            <text:p>- $r7 = interfaceinvoke $r5.&lt;android.database.Cursor: java.lang.String getString(int)&gt;(1) (in &lt;com.adidas.micoach.client.service.media.music.LegacyPlaylistManager: void getPlaylists(android.content.ContentResolver,java.util.List)&gt;)</text:p>
          </table:table-cell>
          <table:table-cell table:style-name="ce6" office:value-type="string" calcext:value-type="string">
            <text:p>This should not work, this is not a googlePlaylist, so the surrounding if should be false → legacyplaylist are created with bIsGoogle = false in getplaylists, therefore the sink cannot appear for a playlist from the legacyplaylist class </text:p>
          </table:table-cell>
          <table:table-cell table:style-name="ce3" table:number-columns-repeated="1020"/>
        </table:table-row>
        <table:table-row table:style-name="ro1">
          <table:table-cell/>
          <table:table-cell office:value-type="string" calcext:value-type="string">
            <text:p>Found a flow to sink virtualinvoke $r3.&lt;android.content.Intent: android.content.Intent putExtra(java.lang.String,java.lang.String)&gt;("name", $r7), from the following sources:</text:p>
          </table:table-cell>
          <table:table-cell table:number-columns-repeated="1022"/>
        </table:table-row>
        <table:table-row table:style-name="ro1">
          <table:table-cell table:style-name="ce13"/>
          <table:table-cell table:style-name="ce1"/>
          <table:table-cell table:style-name="ce1" office:value-type="string" calcext:value-type="string">
            <text:p>- $r7 = interfaceinvoke $r5.&lt;android.database.Cursor: java.lang.String getString(int)&gt;(1) (in &lt;com.adidas.micoach.client.service.media.music.LegacyPlaylistManager: void getPlaylists(android.content.ContentResolver,java.util.List)&gt;)</text:p>
          </table:table-cell>
          <table:table-cell table:style-name="ce1" office:value-type="string" calcext:value-type="string">
            <text:p>correct, playlist read in MusicPlaylistPickerScreen.onCreate and is used in onListItemClick</text:p>
          </table:table-cell>
          <table:table-cell table:style-name="ce1" table:number-columns-repeated="1020"/>
        </table:table-row>
        <table:table-row table:style-name="ro1">
          <table:table-cell/>
          <table:table-cell office:value-type="string" calcext:value-type="string">
            <text:p>Found a flow to sink virtualinvoke $r2.&lt;android.content.Intent: android.content.Intent putExtra(java.lang.String,long)&gt;("PlaylistID", $l0), from the following sources:</text:p>
          </table:table-cell>
          <table:table-cell table:number-columns-repeated="1022"/>
        </table:table-row>
        <table:table-row table:style-name="ro1">
          <table:table-cell table:style-name="ce13"/>
          <table:table-cell table:style-name="ce1"/>
          <table:table-cell table:style-name="ce1" office:value-type="string" calcext:value-type="string">
            <text:p>- $r7 = interfaceinvoke $r5.&lt;android.database.Cursor: java.lang.String getString(int)&gt;(1) (in &lt;com.adidas.micoach.client.service.media.music.LegacyPlaylistManager: void getPlaylists(android.content.ContentResolver,java.util.List)&gt;)</text:p>
          </table:table-cell>
          <table:table-cell table:style-name="ce1" office:value-type="string" calcext:value-type="string">
            <text:p>as with other MusicShuffleSettingsScreen sink, several data from the same source are put in the same intent</text:p>
          </table:table-cell>
          <table:table-cell table:style-name="ce1" table:number-columns-repeated="1020"/>
        </table:table-row>
        <table:table-row table:style-name="ro1">
          <table:table-cell/>
          <table:table-cell office:value-type="string" calcext:value-type="string">
            <text:p>Found a flow to sink virtualinvoke $r2.&lt;android.content.Intent: android.content.Intent putExtra(java.lang.String,java.lang.String)&gt;("name", $r4), from the following sources:</text:p>
          </table:table-cell>
          <table:table-cell table:number-columns-repeated="1022"/>
        </table:table-row>
        <table:table-row table:style-name="ro1">
          <table:table-cell table:style-name="ce13"/>
          <table:table-cell table:style-name="ce1"/>
          <table:table-cell table:style-name="ce1" office:value-type="string" calcext:value-type="string">
            <text:p>- $r7 = interfaceinvoke $r5.&lt;android.database.Cursor: java.lang.String getString(int)&gt;(1) (in &lt;com.adidas.micoach.client.service.media.music.LegacyPlaylistManager: void getPlaylists(android.content.ContentResolver,java.util.List)&gt;)</text:p>
          </table:table-cell>
          <table:table-cell table:style-name="ce1" office:value-type="string" calcext:value-type="string">
            <text:p>correct, playlist read in MusicShuffleSettingsScreen.onCreate and is used in setSource</text:p>
          </table:table-cell>
          <table:table-cell table:style-name="ce1" table:number-columns-repeated="1020"/>
        </table:table-row>
        <table:table-row table:style-name="ro1" table:number-rows-repeated="3">
          <table:table-cell table:number-columns-repeated="1024"/>
        </table:table-row>
        <table:table-row table:style-name="ro1">
          <table:table-cell office:value-type="string" calcext:value-type="string">
            <text:p>com.basti12354.minutesworkout.apk.txt</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Found a flow to sink virtualinvoke $r3.&lt;java.io.OutputStream: void write(byte[])&gt;($r2), from the following sources:</text:p>
          </table:table-cell>
          <table:table-cell table:number-columns-repeated="1022"/>
        </table:table-row>
        <table:table-row table:style-name="ro1">
          <table:table-cell table:style-name="ce14"/>
          <table:table-cell table:style-name="ce2"/>
          <table:table-cell table:style-name="ce2" office:value-type="string" calcext:value-type="string">
            <text:p>- $r8 = interfaceinvoke $r10.&lt;android.database.Cursor: java.lang.String getString(int)&gt;($i3) (in &lt;com.facebook.internal.AttributionIdentifiers: com.facebook.internal.AttributionIdentifiers getAttributionIdentifiers(android.content.Context)&gt;)</text:p>
          </table:table-cell>
          <table:table-cell table:style-name="ce2" office:value-type="string" calcext:value-type="string">
            <text:p>seems not feasible: as below, but its not a byte array, so likely false</text:p>
          </table:table-cell>
          <table:table-cell table:style-name="ce2" table:number-columns-repeated="1020"/>
        </table:table-row>
        <table:table-row table:style-name="ro1">
          <table:table-cell table:style-name="ce14"/>
          <table:table-cell table:style-name="ce2"/>
          <table:table-cell table:style-name="ce2" office:value-type="string" calcext:value-type="string">
            <text:p>- $r8 = interfaceinvoke $r10.&lt;android.database.Cursor: java.lang.String getString(int)&gt;($i4) (in &lt;com.facebook.internal.AttributionIdentifiers: com.facebook.internal.AttributionIdentifiers getAttributionIdentifiers(android.content.Context)&gt;)</text:p>
          </table:table-cell>
          <table:table-cell table:style-name="ce2" office:value-type="string" calcext:value-type="string">
            <text:p>seems not feasible: as below, but its not a byte array, so likely false</text:p>
          </table:table-cell>
          <table:table-cell table:style-name="ce2" table:number-columns-repeated="1020"/>
        </table:table-row>
        <table:table-row table:style-name="ro1">
          <table:table-cell/>
          <table:table-cell office:value-type="string" calcext:value-type="string">
            <text:p>Found a flow to sink virtualinvoke $r3.&lt;java.io.OutputStream: void write(byte[])&gt;($r5), from the following sources:</text:p>
          </table:table-cell>
          <table:table-cell table:number-columns-repeated="1022"/>
        </table:table-row>
        <table:table-row table:style-name="ro1">
          <table:table-cell table:style-name="ce13"/>
          <table:table-cell table:style-name="ce1"/>
          <table:table-cell table:style-name="ce1" office:value-type="string" calcext:value-type="string">
            <text:p>- $r8 = interfaceinvoke $r10.&lt;android.database.Cursor: java.lang.String getString(int)&gt;($i3) (in &lt;com.facebook.internal.AttributionIdentifiers: com.facebook.internal.AttributionIdentifiers getAttributionIdentifiers(android.content.Context)&gt;)</text:p>
          </table:table-cell>
          <table:table-cell table:style-name="ce1" office:value-type="string" calcext:value-type="string">
            <text:p>feasible: AttributionIdentifiers.getAttributionIdentifiers() in Graphrequest.newCustomAudienceThirdPartyIdRequest → create Graphrequest → writes to parameters field → usage in processRequest → serializeParameters → <text:s/>serializer.writeObject → writeString (it is a string) → writeLine(its the value paramter) → write → sink!</text:p>
          </table:table-cell>
          <table:table-cell table:style-name="ce1" table:number-columns-repeated="1020"/>
        </table:table-row>
        <table:table-row table:style-name="ro1">
          <table:table-cell table:style-name="ce13"/>
          <table:table-cell table:style-name="ce1"/>
          <table:table-cell table:style-name="ce1" office:value-type="string" calcext:value-type="string">
            <text:p>- $r8 = interfaceinvoke $r10.&lt;android.database.Cursor: java.lang.String getString(int)&gt;($i4) (in &lt;com.facebook.internal.AttributionIdentifiers: com.facebook.internal.AttributionIdentifiers getAttributionIdentifiers(android.content.Context)&gt;)</text:p>
          </table:table-cell>
          <table:table-cell table:style-name="ce1" office:value-type="string" calcext:value-type="string">
            <text:p>feasible: AttributionIdentifiers.getAttributionIdentifiers() in Graphrequest.newCustomAudienceThirdPartyIdRequest → create Graphrequest → writes to parameters field → usage in processRequest → serializeParameters → <text:s/>serializer.writeObject → writeString (it is a string) → writeLine(its the value paramter) → write → sink!</text:p>
          </table:table-cell>
          <table:table-cell table:style-name="ce1" table:number-columns-repeated="1020"/>
        </table:table-row>
        <table:table-row table:style-name="ro1">
          <table:table-cell/>
          <table:table-cell office:value-type="string" calcext:value-type="string">
            <text:p>Found a flow to sink virtualinvoke $r5.&lt;java.io.OutputStream: void write(byte[])&gt;($r6), from the following sources:</text:p>
          </table:table-cell>
          <table:table-cell table:number-columns-repeated="1022"/>
        </table:table-row>
        <table:table-row table:style-name="ro1">
          <table:table-cell table:style-name="ce14"/>
          <table:table-cell table:style-name="ce2"/>
          <table:table-cell table:style-name="ce2" office:value-type="string" calcext:value-type="string">
            <text:p>- $r8 = interfaceinvoke $r10.&lt;android.database.Cursor: java.lang.String getString(int)&gt;($i3) (in &lt;com.facebook.internal.AttributionIdentifiers: com.facebook.internal.AttributionIdentifiers getAttributionIdentifiers(android.content.Context)&gt;)</text:p>
          </table:table-cell>
          <table:table-cell table:style-name="ce2" office:value-type="string" calcext:value-type="string">
            <text:p>seems not feasible: as above, but the key is read from the keyset from the bundle but the key is never read with getString</text:p>
          </table:table-cell>
          <table:table-cell table:style-name="ce2" table:number-columns-repeated="1020"/>
        </table:table-row>
        <table:table-row table:style-name="ro1">
          <table:table-cell table:style-name="ce14"/>
          <table:table-cell table:style-name="ce2"/>
          <table:table-cell table:style-name="ce2" office:value-type="string" calcext:value-type="string">
            <text:p>- $r8 = interfaceinvoke $r10.&lt;android.database.Cursor: java.lang.String getString(int)&gt;($i4) (in &lt;com.facebook.internal.AttributionIdentifiers: com.facebook.internal.AttributionIdentifiers getAttributionIdentifiers(android.content.Context)&gt;)</text:p>
          </table:table-cell>
          <table:table-cell table:style-name="ce2" office:value-type="string" calcext:value-type="string">
            <text:p>seems not feasible: as above, but the key is read from the keyset from the bundle but the key is never read with getString</text:p>
          </table:table-cell>
          <table:table-cell table:style-name="ce2" table:number-columns-repeated="1020"/>
        </table:table-row>
        <table:table-row table:style-name="ro1">
          <table:table-cell/>
          <table:table-cell office:value-type="string" calcext:value-type="string">
            <text:p>Found a flow to sink $r4 = virtualinvoke $r3.&lt;android.content.ContentResolver: android.database.Cursor query(android.net.Uri,java.lang.String[],java.lang.String,java.lang.String[],java.lang.String)&gt;($r0, null, null, null, null), from the following sources:</text:p>
          </table:table-cell>
          <table:table-cell table:number-columns-repeated="1022"/>
        </table:table-row>
        <table:table-row table:style-name="ro1">
          <table:table-cell table:style-name="ce14"/>
          <table:table-cell table:style-name="ce2"/>
          <table:table-cell table:style-name="ce2" office:value-type="string" calcext:value-type="string">
            <text:p>- $r8 = interfaceinvoke $r10.&lt;android.database.Cursor: java.lang.String getString(int)&gt;($i3) (in &lt;com.facebook.internal.AttributionIdentifiers: com.facebook.internal.AttributionIdentifiers getAttributionIdentifiers(android.content.Context)&gt;)</text:p>
          </table:table-cell>
          <table:table-cell table:style-name="ce2" office:value-type="string" calcext:value-type="string">
            <text:p>seems not feasible: as above, but its not a uri, so likely false</text:p>
          </table:table-cell>
          <table:table-cell table:style-name="ce2" table:number-columns-repeated="1020"/>
        </table:table-row>
        <table:table-row table:style-name="ro1">
          <table:table-cell table:style-name="ce14"/>
          <table:table-cell table:style-name="ce2"/>
          <table:table-cell table:style-name="ce2" office:value-type="string" calcext:value-type="string">
            <text:p>- $r8 = interfaceinvoke $r10.&lt;android.database.Cursor: java.lang.String getString(int)&gt;($i4) (in &lt;com.facebook.internal.AttributionIdentifiers: com.facebook.internal.AttributionIdentifiers getAttributionIdentifiers(android.content.Context)&gt;)</text:p>
          </table:table-cell>
          <table:table-cell table:style-name="ce2" office:value-type="string" calcext:value-type="string">
            <text:p>seems not feasible: as above, but its not a uri, so likely false</text:p>
          </table:table-cell>
          <table:table-cell table:style-name="ce2" table:number-columns-repeated="1020"/>
        </table:table-row>
        <table:table-row table:style-name="ro1" table:number-rows-repeated="3">
          <table:table-cell table:number-columns-repeated="1024"/>
        </table:table-row>
        <table:table-row table:style-name="ro1">
          <table:table-cell office:value-type="string" calcext:value-type="string">
            <text:p>com.bikiniabs.apk.txt</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Found a flow to sink staticinvoke &lt;android.util.Log: int d(java.lang.String,java.lang.String)&gt;($r1, $r0), from the following sources:</text:p>
          </table:table-cell>
          <table:table-cell table:number-columns-repeated="1022"/>
        </table:table-row>
        <table:table-row table:style-name="ro1">
          <table:table-cell table:style-name="ce13"/>
          <table:table-cell table:style-name="ce1"/>
          <table:table-cell table:style-name="ce1" office:value-type="string" calcext:value-type="string">
            <text:p>- $r5 = virtualinvoke $r13.&lt;java.util.Locale: java.lang.String getCountry()&gt;() (in &lt;com.heyzap.house.request.FetchRequest: com.heyzap.http.RequestParams getParams(android.content.Context)&gt;)</text:p>
          </table:table-cell>
          <table:table-cell table:style-name="ce1" office:value-type="string" calcext:value-type="string">
            <text:p>correct, over APICLient.post it is logged in the debug function of the logger</text:p>
          </table:table-cell>
          <table:table-cell table:style-name="ce1" table:number-columns-repeated="1020"/>
        </table:table-row>
        <table:table-row table:style-name="ro1">
          <table:table-cell/>
          <table:table-cell office:value-type="string" calcext:value-type="string">
            <text:p>Found a flow to sink staticinvoke &lt;android.util.Log: int w(java.lang.String,java.lang.String)&gt;("MobileCore", $r0), from the following sources:</text:p>
          </table:table-cell>
          <table:table-cell table:number-columns-repeated="1022"/>
        </table:table-row>
        <table:table-row table:style-name="ro1">
          <table:table-cell table:style-name="ce15"/>
          <table:table-cell table:style-name="ce3"/>
          <table:table-cell table:style-name="ce3" office:value-type="string" calcext:value-type="string">
            <text:p>- $r7 = virtualinvoke $r6.&lt;android.telephony.TelephonyManager: java.lang.String getDeviceId()&gt;() (in &lt;com.ironsource.mobilcore.H: void &lt;init&gt;(android.content.Context)&gt;)</text:p>
          </table:table-cell>
          <table:table-cell table:style-name="ce3" office:value-type="string" calcext:value-type="string">
            <text:p>impossible, the log is called with constant 55, the case switch will use default which returns without any logging</text:p>
          </table:table-cell>
          <table:table-cell table:style-name="ce3" table:number-columns-repeated="1020"/>
        </table:table-row>
        <table:table-row table:style-name="ro1">
          <table:table-cell table:style-name="ce15"/>
          <table:table-cell table:style-name="ce3"/>
          <table:table-cell table:style-name="ce3" office:value-type="string" calcext:value-type="string">
            <text:p>- $r2 = virtualinvoke $r6.&lt;android.net.wifi.WifiInfo: java.lang.String getMacAddress()&gt;() (in &lt;com.ironsource.mobilcore.H: java.lang.String h()&gt;)</text:p>
          </table:table-cell>
          <table:table-cell table:style-name="ce3" office:value-type="string" calcext:value-type="string">
            <text:p>impossible, the log is called with constant 55, the case switch will use default which returns without any logging</text:p>
          </table:table-cell>
          <table:table-cell table:style-name="ce3" table:number-columns-repeated="1020"/>
        </table:table-row>
        <table:table-row table:style-name="ro1">
          <table:table-cell/>
          <table:table-cell office:value-type="string" calcext:value-type="string">
            <text:p>Found a flow to sink staticinvoke &lt;android.util.Log: int v(java.lang.String,java.lang.String)&gt;($r2, $r0), from the following sources:</text:p>
          </table:table-cell>
          <table:table-cell table:number-columns-repeated="1022"/>
        </table:table-row>
        <table:table-row table:style-name="ro1">
          <table:table-cell table:style-name="ce14"/>
          <table:table-cell table:style-name="ce2"/>
          <table:table-cell table:style-name="ce2" office:value-type="string" calcext:value-type="string">
            <text:p>- $r3 = virtualinvoke $r6.&lt;java.util.Locale: java.lang.String getCountry()&gt;() (in &lt;com.chartboost.sdk.impl.ba: void a(android.content.Context)&gt;)</text:p>
          </table:table-cell>
          <table:table-cell table:style-name="ce2" office:value-type="string" calcext:value-type="string">
            <text:p>could not verify or deny the flow, data is written to object field, could be used anywhere</text:p>
          </table:table-cell>
          <table:table-cell table:style-name="ce2" table:number-columns-repeated="1020"/>
        </table:table-row>
        <table:table-row table:style-name="ro1">
          <table:table-cell/>
          <table:table-cell office:value-type="string" calcext:value-type="string">
            <text:p>Found a flow to sink staticinvoke &lt;android.util.Log: int i(java.lang.String,java.lang.String)&gt;("MobileCore", $r0), from the following sources:</text:p>
          </table:table-cell>
          <table:table-cell table:number-columns-repeated="1022"/>
        </table:table-row>
        <table:table-row table:style-name="ro1">
          <table:table-cell table:style-name="ce15"/>
          <table:table-cell table:style-name="ce3"/>
          <table:table-cell table:style-name="ce3" office:value-type="string" calcext:value-type="string">
            <text:p>- $r7 = virtualinvoke $r6.&lt;android.telephony.TelephonyManager: java.lang.String getDeviceId()&gt;() (in &lt;com.ironsource.mobilcore.H: void &lt;init&gt;(android.content.Context)&gt;)</text:p>
          </table:table-cell>
          <table:table-cell table:style-name="ce3" office:value-type="string" calcext:value-type="string">
            <text:p>impossible, the log is called with constant 55, the case switch will use default which returns without any logging</text:p>
          </table:table-cell>
          <table:table-cell table:style-name="ce3" table:number-columns-repeated="1020"/>
        </table:table-row>
        <table:table-row table:style-name="ro1">
          <table:table-cell table:style-name="ce15"/>
          <table:table-cell table:style-name="ce3"/>
          <table:table-cell table:style-name="ce3" office:value-type="string" calcext:value-type="string">
            <text:p>- $r2 = virtualinvoke $r6.&lt;android.net.wifi.WifiInfo: java.lang.String getMacAddress()&gt;() (in &lt;com.ironsource.mobilcore.H: java.lang.String h()&gt;)</text:p>
          </table:table-cell>
          <table:table-cell table:style-name="ce3" office:value-type="string" calcext:value-type="string">
            <text:p>impossible, the log is called with constant 55, the case switch will use default which returns without any logging</text:p>
          </table:table-cell>
          <table:table-cell table:style-name="ce3" table:number-columns-repeated="1020"/>
        </table:table-row>
        <table:table-row table:style-name="ro1">
          <table:table-cell/>
          <table:table-cell office:value-type="string" calcext:value-type="string">
            <text:p>Found a flow to sink staticinvoke &lt;android.util.Log: int w(java.lang.String,java.lang.String)&gt;("MobileCore", $r0), from the following sources:</text:p>
          </table:table-cell>
          <table:table-cell table:number-columns-repeated="1022"/>
        </table:table-row>
        <table:table-row table:style-name="ro1">
          <table:table-cell table:style-name="ce16"/>
          <table:table-cell table:style-name="ce4"/>
          <table:table-cell table:style-name="ce4" office:value-type="string" calcext:value-type="string">
            <text:p>- $r7 = virtualinvoke $r6.&lt;android.telephony.TelephonyManager: java.lang.String getDeviceId()&gt;() (in &lt;com.ironsource.mobilcore.H: void &lt;init&gt;(android.content.Context)&gt;)</text:p>
          </table:table-cell>
          <table:table-cell table:style-name="ce4" office:value-type="string" calcext:value-type="string">
            <text:p>duplicate from above</text:p>
          </table:table-cell>
          <table:table-cell table:style-name="ce4" table:number-columns-repeated="1020"/>
        </table:table-row>
        <table:table-row table:style-name="ro1">
          <table:table-cell table:style-name="ce16"/>
          <table:table-cell table:style-name="ce4"/>
          <table:table-cell table:style-name="ce4" office:value-type="string" calcext:value-type="string">
            <text:p>- $r2 = virtualinvoke $r6.&lt;android.net.wifi.WifiInfo: java.lang.String getMacAddress()&gt;() (in &lt;com.ironsource.mobilcore.H: java.lang.String h()&gt;)</text:p>
          </table:table-cell>
          <table:table-cell table:style-name="ce4" office:value-type="string" calcext:value-type="string">
            <text:p>duplicate from above</text:p>
          </table:table-cell>
          <table:table-cell table:style-name="ce4" table:number-columns-repeated="1020"/>
        </table:table-row>
        <table:table-row table:style-name="ro1">
          <table:table-cell/>
          <table:table-cell office:value-type="string" calcext:value-type="string">
            <text:p>Found a flow to sink staticinvoke &lt;android.util.Log: int e(java.lang.String,java.lang.String)&gt;("MobileCore", $r0), from the following sources:</text:p>
          </table:table-cell>
          <table:table-cell table:number-columns-repeated="1022"/>
        </table:table-row>
        <table:table-row table:style-name="ro1">
          <table:table-cell table:style-name="ce15"/>
          <table:table-cell table:style-name="ce3"/>
          <table:table-cell table:style-name="ce3" office:value-type="string" calcext:value-type="string">
            <text:p>- $r7 = virtualinvoke $r6.&lt;android.telephony.TelephonyManager: java.lang.String getDeviceId()&gt;() (in &lt;com.ironsource.mobilcore.H: void &lt;init&gt;(android.content.Context)&gt;)</text:p>
          </table:table-cell>
          <table:table-cell table:style-name="ce3" office:value-type="string" calcext:value-type="string">
            <text:p>impossible, the log is called with constant 55, the case switch will use default which returns without any logging</text:p>
          </table:table-cell>
          <table:table-cell table:style-name="ce3" table:number-columns-repeated="1020"/>
        </table:table-row>
        <table:table-row table:style-name="ro1">
          <table:table-cell table:style-name="ce15"/>
          <table:table-cell table:style-name="ce3"/>
          <table:table-cell table:style-name="ce3" office:value-type="string" calcext:value-type="string">
            <text:p>- $r2 = virtualinvoke $r6.&lt;android.net.wifi.WifiInfo: java.lang.String getMacAddress()&gt;() (in &lt;com.ironsource.mobilcore.H: java.lang.String h()&gt;)</text:p>
          </table:table-cell>
          <table:table-cell table:style-name="ce3" office:value-type="string" calcext:value-type="string">
            <text:p>impossible, the log is called with constant 55, the case switch will use default which returns without any logging</text:p>
          </table:table-cell>
          <table:table-cell table:style-name="ce3" table:number-columns-repeated="1020"/>
        </table:table-row>
        <table:table-row table:style-name="ro1">
          <table:table-cell/>
          <table:table-cell office:value-type="string" calcext:value-type="string">
            <text:p>Found a flow to sink virtualinvoke $r3.&lt;java.io.OutputStream: void write(byte[])&gt;($r1), from the following sources:</text:p>
          </table:table-cell>
          <table:table-cell table:number-columns-repeated="1022"/>
        </table:table-row>
        <table:table-row table:style-name="ro1">
          <table:table-cell table:style-name="ce14"/>
          <table:table-cell table:style-name="ce2"/>
          <table:table-cell table:style-name="ce2" office:value-type="string" calcext:value-type="string">
            <text:p>- $r3 = virtualinvoke $r6.&lt;java.util.Locale: java.lang.String getCountry()&gt;() (in &lt;com.chartboost.sdk.impl.ba: void a(android.content.Context)&gt;)</text:p>
          </table:table-cell>
          <table:table-cell table:style-name="ce2" office:value-type="string" calcext:value-type="string">
            <text:p>could not verify or deny the flow, data is written to object field, could be used anywhere</text:p>
          </table:table-cell>
          <table:table-cell table:style-name="ce2" table:number-columns-repeated="1020"/>
        </table:table-row>
        <table:table-row table:style-name="ro1" table:number-rows-repeated="3">
          <table:table-cell table:number-columns-repeated="1024"/>
        </table:table-row>
        <table:table-row table:style-name="ro1">
          <table:table-cell office:value-type="string" calcext:value-type="string">
            <text:p>com.davor.thirtydayfit.apk.txt</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com.despdev.weight_loss_calculator.apk.txt</text:p>
          </table:table-cell>
          <table:table-cell table:number-columns-repeated="1023"/>
        </table:table-row>
        <table:table-row table:style-name="ro1" table:number-rows-repeated="4">
          <table:table-cell table:number-columns-repeated="1024"/>
        </table:table-row>
        <table:table-row table:style-name="ro1">
          <table:table-cell office:value-type="string" calcext:value-type="string">
            <text:p>com.fddb.apk.txt</text:p>
          </table:table-cell>
          <table:table-cell table:number-columns-repeated="1023"/>
        </table:table-row>
        <table:table-row table:style-name="ro1" table:number-rows-repeated="4">
          <table:table-cell table:number-columns-repeated="1024"/>
        </table:table-row>
        <table:table-row table:style-name="ro1">
          <table:table-cell office:value-type="string" calcext:value-type="string">
            <text:p>com.fitnesskeeper.runkeeper.pro.apk.txt</text:p>
          </table:table-cell>
          <table:table-cell table:number-columns-repeated="1023"/>
        </table:table-row>
        <table:table-row table:style-name="ro1" table:number-rows-repeated="4">
          <table:table-cell table:number-columns-repeated="1024"/>
        </table:table-row>
        <table:table-row table:style-name="ro1">
          <table:table-cell office:value-type="string" calcext:value-type="string">
            <text:p>com.jsdev.pfei.apk.txt</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com.MayersDev.TestedeDiabete.apk.txt</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Found a flow to sink staticinvoke &lt;android.util.Log: int i(java.lang.String,java.lang.String)&gt;("yoyo", $r2), from the following sources:</text:p>
          </table:table-cell>
          <table:table-cell table:number-columns-repeated="1022"/>
        </table:table-row>
        <table:table-row table:style-name="ro1">
          <table:table-cell table:style-name="ce13"/>
          <table:table-cell table:style-name="ce1"/>
          <table:table-cell table:style-name="ce1" office:value-type="string" calcext:value-type="string">
            <text:p>- $r3 = virtualinvoke $r2.&lt;java.util.Locale: java.lang.String getCountry()&gt;() (in &lt;com.MayersDev.TestedeDiabete.RunnerActivity: java.lang.String replaceLanguageAndRegion(java.lang.String)&gt;)</text:p>
          </table:table-cell>
          <table:table-cell table:style-name="ce1" office:value-type="string" calcext:value-type="string">
            <text:p>correct, surrounding method of source is called in surrounding method in sink, direct leak over return</text:p>
          </table:table-cell>
          <table:table-cell table:style-name="ce1" table:number-columns-repeated="1020"/>
        </table:table-row>
        <table:table-row table:style-name="ro1" table:number-rows-repeated="3">
          <table:table-cell table:number-columns-repeated="1024"/>
        </table:table-row>
        <table:table-row table:style-name="ro1">
          <table:table-cell office:value-type="string" calcext:value-type="string">
            <text:p>com.mysugr.android.companion.apk.txt</text:p>
          </table:table-cell>
          <table:table-cell table:number-columns-repeated="1023"/>
        </table:table-row>
        <table:table-row table:style-name="ro1" table:number-rows-repeated="4">
          <table:table-cell table:number-columns-repeated="1024"/>
        </table:table-row>
        <table:table-row table:style-name="ro1">
          <table:table-cell office:value-type="string" calcext:value-type="string">
            <text:p>com.OnVation.FitnessRecipeOfTheDay.apk.txt</text:p>
          </table:table-cell>
          <table:table-cell table:number-columns-repeated="1023"/>
        </table:table-row>
        <table:table-row table:style-name="ro1" table:number-rows-repeated="4">
          <table:table-cell table:number-columns-repeated="1024"/>
        </table:table-row>
        <table:table-row table:style-name="ro1">
          <table:table-cell office:value-type="string" calcext:value-type="string">
            <text:p>com.popularapp.abdominalexercise.apk.txt</text:p>
          </table:table-cell>
          <table:table-cell table:number-columns-repeated="1023"/>
        </table:table-row>
        <table:table-row table:style-name="ro1" table:number-rows-repeated="4">
          <table:table-cell table:number-columns-repeated="1024"/>
        </table:table-row>
        <table:table-row table:style-name="ro1">
          <table:table-cell office:value-type="string" calcext:value-type="string">
            <text:p>com.popularapp.sevenmins.apk.txt</text:p>
          </table:table-cell>
          <table:table-cell table:number-columns-repeated="1023"/>
        </table:table-row>
        <table:table-row table:style-name="ro1" table:number-rows-repeated="4">
          <table:table-cell table:number-columns-repeated="1024"/>
        </table:table-row>
        <table:table-row table:style-name="ro1">
          <table:table-cell office:value-type="string" calcext:value-type="string">
            <text:p>digifit.virtuagym.foodtracker.apk.txt</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Found a flow to sink virtualinvoke $r3.&lt;java.io.OutputStream: void write(byte[])&gt;($r5), from the following sources:</text:p>
          </table:table-cell>
          <table:table-cell table:number-columns-repeated="1022"/>
        </table:table-row>
        <table:table-row table:style-name="ro1">
          <table:table-cell table:style-name="ce13"/>
          <table:table-cell table:style-name="ce1"/>
          <table:table-cell table:style-name="ce1" office:value-type="string" calcext:value-type="string">
            <text:p>- $r7 = interfaceinvoke $r5.&lt;android.database.Cursor: java.lang.String getString(int)&gt;($i3) (in &lt;com.facebook.internal.AttributionIdentifiers: com.facebook.internal.AttributionIdentifiers getAttributionIdentifiers(android.content.Context)&gt;)</text:p>
          </table:table-cell>
          <table:table-cell table:style-name="ce1" office:value-type="string" calcext:value-type="string">
            <text:p>same as for basti12354, Graphrequest class is here called request class, but the flow goes over the same methods</text:p>
          </table:table-cell>
          <table:table-cell table:style-name="ce1" table:number-columns-repeated="1020"/>
        </table:table-row>
        <table:table-row table:style-name="ro1">
          <table:table-cell table:style-name="ce13"/>
          <table:table-cell table:style-name="ce1"/>
          <table:table-cell table:style-name="ce1" office:value-type="string" calcext:value-type="string">
            <text:p>- $r7 = interfaceinvoke $r5.&lt;android.database.Cursor: java.lang.String getString(int)&gt;($i4) (in &lt;com.facebook.internal.AttributionIdentifiers: com.facebook.internal.AttributionIdentifiers getAttributionIdentifiers(android.content.Context)&gt;)</text:p>
          </table:table-cell>
          <table:table-cell table:style-name="ce1" office:value-type="string" calcext:value-type="string">
            <text:p>same as for basti12354, Graphrequest class is here called request class, but the flow goes over the same methods</text:p>
          </table:table-cell>
          <table:table-cell table:style-name="ce1" table:number-columns-repeated="1020"/>
        </table:table-row>
        <table:table-row table:style-name="ro1" table:number-rows-repeated="3">
          <table:table-cell table:number-columns-repeated="1024"/>
        </table:table-row>
        <table:table-row table:style-name="ro1">
          <table:table-cell office:value-type="string" calcext:value-type="string">
            <text:p>com.freshware.bloodpressure.apk.txt</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Found a flow to sink virtualinvoke $r4.&lt;android.os.Bundle: void putString(java.lang.String,java.lang.String)&gt;("medName", $r2), from the following sources:</text:p>
          </table:table-cell>
          <table:table-cell table:number-columns-repeated="1022"/>
        </table:table-row>
        <table:table-row table:style-name="ro1">
          <table:table-cell table:style-name="ce13"/>
          <table:table-cell table:style-name="ce1"/>
          <table:table-cell table:style-name="ce1" office:value-type="string" calcext:value-type="string">
            <text:p>- $r7 = interfaceinvoke $r5.&lt;android.database.Cursor: java.lang.String getString(int)&gt;(1) (in &lt;com.freshware.bloodpressure.meds.MedsManager$1: boolean onChildClick(android.widget.ExpandableListView,android.view.View,int,int,long)&gt;)</text:p>
          </table:table-cell>
          <table:table-cell table:style-name="ce1" office:value-type="string" calcext:value-type="string">
            <text:p>Data is read in source, surrounding method of sink is called and data flows directly into sink</text:p>
          </table:table-cell>
          <table:table-cell table:style-name="ce1" table:number-columns-repeated="1020"/>
        </table:table-row>
        <table:table-row table:style-name="ro1">
          <table:table-cell/>
          <table:table-cell office:value-type="string" calcext:value-type="string">
            <text:p>Found a flow to sink virtualinvoke $r4.&lt;android.os.Bundle: void putString(java.lang.String,java.lang.String)&gt;("medId", $r1), from the following sources:</text:p>
          </table:table-cell>
          <table:table-cell table:number-columns-repeated="1022"/>
        </table:table-row>
        <table:table-row table:style-name="ro1">
          <table:table-cell table:style-name="ce13"/>
          <table:table-cell table:style-name="ce1"/>
          <table:table-cell table:style-name="ce1" office:value-type="string" calcext:value-type="string">
            <text:p>- $r6 = interfaceinvoke $r5.&lt;android.database.Cursor: java.lang.String getString(int)&gt;(0) (in &lt;com.freshware.bloodpressure.meds.MedsManager$1: boolean onChildClick(android.widget.ExpandableListView,android.view.View,int,int,long)&gt;)</text:p>
          </table:table-cell>
          <table:table-cell table:style-name="ce1" office:value-type="string" calcext:value-type="string">
            <text:p>Data is read in source, surrounding method of sink is called and data flows directly into sink</text:p>
          </table:table-cell>
          <table:table-cell table:style-name="ce1" table:number-columns-repeated="1020"/>
        </table:table-row>
        <table:table-row table:style-name="ro1">
          <table:table-cell/>
          <table:table-cell office:value-type="string" calcext:value-type="string">
            <text:p>Found a flow to sink virtualinvoke $r2.&lt;android.content.Intent: android.content.Intent setAction(java.lang.String)&gt;($r7), from the following sources:</text:p>
          </table:table-cell>
          <table:table-cell table:number-columns-repeated="1022"/>
        </table:table-row>
        <table:table-row table:style-name="ro1">
          <table:table-cell table:style-name="ce23"/>
          <table:table-cell table:style-name="ce6"/>
          <table:table-cell table:style-name="ce6" office:value-type="string" calcext:value-type="string">
            <text:p>- $r3 = interfaceinvoke $r1.&lt;android.database.Cursor: java.lang.String getString(int)&gt;(1) (in &lt;com.freshware.bloodpressure.alerts.elements.Alert: void &lt;init&gt;(android.database.Cursor)&gt;)</text:p>
          </table:table-cell>
          <table:table-cell table:style-name="ce6" office:value-type="string" calcext:value-type="string">
            <text:p>could be over the calender in scheduleAlerts, but only the time is in the string encoded, later the day of the week is read from the calender. It may be, that the day is computed in GregorianCalender.computeTime based on the hours, minutes or so, but it is not.</text:p>
          </table:table-cell>
          <table:table-cell table:style-name="ce6" table:number-columns-repeated="2"/>
          <table:table-cell table:style-name="ce3" table:number-columns-repeated="1018"/>
        </table:table-row>
        <table:table-row table:style-name="ro1">
          <table:table-cell table:style-name="ce15"/>
          <table:table-cell table:style-name="ce3"/>
          <table:table-cell table:style-name="ce3" office:value-type="string" calcext:value-type="string">
            <text:p>- $r4 = interfaceinvoke $r1.&lt;android.database.Cursor: java.lang.String getString(int)&gt;(5) (in &lt;com.freshware.bloodpressure.alerts.elements.Alert: void &lt;init&gt;(android.database.Cursor)&gt;)</text:p>
          </table:table-cell>
          <table:table-cell table:style-name="ce3" office:value-type="string" calcext:value-type="string">
            <text:p>value is never read</text:p>
          </table:table-cell>
          <table:table-cell table:style-name="ce3" table:number-columns-repeated="1020"/>
        </table:table-row>
        <table:table-row table:style-name="ro1">
          <table:table-cell table:style-name="ce13"/>
          <table:table-cell table:style-name="ce1"/>
          <table:table-cell table:style-name="ce1" office:value-type="string" calcext:value-type="string">
            <text:p>- $r3 = interfaceinvoke $r1.&lt;android.database.Cursor: java.lang.String getString(int)&gt;(0) (in &lt;com.freshware.bloodpressure.alerts.elements.Alert: void &lt;init&gt;(android.database.Cursor)&gt;)</text:p>
          </table:table-cell>
          <table:table-cell table:style-name="ce1" office:value-type="string" calcext:value-type="string">
            <text:p>creating an alert object writes the id to a public field, this field is read in the scheduler</text:p>
          </table:table-cell>
          <table:table-cell table:style-name="ce1" table:number-columns-repeated="1020"/>
        </table:table-row>
        <table:table-row table:style-name="ro1">
          <table:table-cell/>
          <table:table-cell office:value-type="string" calcext:value-type="string">
            <text:p>Found a flow to sink virtualinvoke $r2.&lt;android.content.Intent: android.content.Intent putExtra(java.lang.String,int)&gt;("activitytype", $i0), from the following sources:</text:p>
          </table:table-cell>
          <table:table-cell table:number-columns-repeated="1022"/>
        </table:table-row>
        <table:table-row table:style-name="ro1">
          <table:table-cell table:style-name="ce15"/>
          <table:table-cell table:style-name="ce3"/>
          <table:table-cell table:style-name="ce3" office:value-type="string" calcext:value-type="string">
            <text:p>- $r3 = interfaceinvoke $r1.&lt;android.database.Cursor: java.lang.String getString(int)&gt;(1) (in &lt;com.freshware.bloodpressure.alerts.elements.Alert: void &lt;init&gt;(android.database.Cursor)&gt;)</text:p>
          </table:table-cell>
          <table:table-cell table:style-name="ce3" office:value-type="string" calcext:value-type="string">
            <text:p>activitytype is never set from this source</text:p>
          </table:table-cell>
          <table:table-cell table:style-name="ce3" table:number-columns-repeated="1020"/>
        </table:table-row>
        <table:table-row table:style-name="ro1">
          <table:table-cell table:style-name="ce15"/>
          <table:table-cell table:style-name="ce3"/>
          <table:table-cell table:style-name="ce3" office:value-type="string" calcext:value-type="string">
            <text:p>- $r4 = interfaceinvoke $r1.&lt;android.database.Cursor: java.lang.String getString(int)&gt;(5) (in &lt;com.freshware.bloodpressure.alerts.elements.Alert: void &lt;init&gt;(android.database.Cursor)&gt;)</text:p>
          </table:table-cell>
          <table:table-cell table:style-name="ce3" office:value-type="string" calcext:value-type="string">
            <text:p>value is never read</text:p>
          </table:table-cell>
          <table:table-cell table:style-name="ce3" table:number-columns-repeated="1020"/>
        </table:table-row>
        <table:table-row table:style-name="ro1">
          <table:table-cell table:style-name="ce15"/>
          <table:table-cell table:style-name="ce3"/>
          <table:table-cell table:style-name="ce3" office:value-type="string" calcext:value-type="string">
            <text:p>- $r3 = interfaceinvoke $r1.&lt;android.database.Cursor: java.lang.String getString(int)&gt;(0) (in &lt;com.freshware.bloodpressure.alerts.elements.Alert: void &lt;init&gt;(android.database.Cursor)&gt;)</text:p>
          </table:table-cell>
          <table:table-cell table:style-name="ce3" office:value-type="string" calcext:value-type="string">
            <text:p>activitytype is never set from this source</text:p>
          </table:table-cell>
          <table:table-cell table:style-name="ce3" table:number-columns-repeated="1020"/>
        </table:table-row>
        <table:table-row table:style-name="ro1">
          <table:table-cell/>
          <table:table-cell office:value-type="string" calcext:value-type="string">
            <text:p>Found a flow to sink virtualinvoke $r2.&lt;android.content.Intent: android.content.Intent putExtra(java.lang.String,java.lang.String)&gt;("id", $r7), from the following sources:</text:p>
          </table:table-cell>
          <table:table-cell table:number-columns-repeated="1022"/>
        </table:table-row>
        <table:table-row table:style-name="ro1">
          <table:table-cell table:style-name="ce15"/>
          <table:table-cell table:style-name="ce3"/>
          <table:table-cell table:style-name="ce3" office:value-type="string" calcext:value-type="string">
            <text:p>- $r3 = interfaceinvoke $r1.&lt;android.database.Cursor: java.lang.String getString(int)&gt;(1) (in &lt;com.freshware.bloodpressure.alerts.elements.Alert: void &lt;init&gt;(android.database.Cursor)&gt;)</text:p>
          </table:table-cell>
          <table:table-cell table:style-name="ce3" office:value-type="string" calcext:value-type="string">
            <text:p>the id field never gets values from the time field, but only the id field is queried in the sink</text:p>
          </table:table-cell>
          <table:table-cell table:style-name="ce3" table:number-columns-repeated="1020"/>
        </table:table-row>
        <table:table-row table:style-name="ro1">
          <table:table-cell table:style-name="ce15"/>
          <table:table-cell table:style-name="ce3"/>
          <table:table-cell table:style-name="ce3" office:value-type="string" calcext:value-type="string">
            <text:p>- $r4 = interfaceinvoke $r1.&lt;android.database.Cursor: java.lang.String getString(int)&gt;(5) (in &lt;com.freshware.bloodpressure.alerts.elements.Alert: void &lt;init&gt;(android.database.Cursor)&gt;)</text:p>
          </table:table-cell>
          <table:table-cell table:style-name="ce3" office:value-type="string" calcext:value-type="string">
            <text:p>value is never read</text:p>
          </table:table-cell>
          <table:table-cell table:style-name="ce3" table:number-columns-repeated="1020"/>
        </table:table-row>
        <table:table-row table:style-name="ro1">
          <table:table-cell table:style-name="ce13"/>
          <table:table-cell table:style-name="ce1"/>
          <table:table-cell table:style-name="ce1" office:value-type="string" calcext:value-type="string">
            <text:p>- $r3 = interfaceinvoke $r1.&lt;android.database.Cursor: java.lang.String getString(int)&gt;(0) (in &lt;com.freshware.bloodpressure.alerts.elements.Alert: void &lt;init&gt;(android.database.Cursor)&gt;)</text:p>
          </table:table-cell>
          <table:table-cell table:style-name="ce1" office:value-type="string" calcext:value-type="string">
            <text:p>creating an alert object writes the id to a public field, this field is read in the scheduler</text:p>
          </table:table-cell>
          <table:table-cell table:style-name="ce1" table:number-columns-repeated="1020"/>
        </table:table-row>
        <table:table-row table:style-name="ro1" table:number-rows-repeated="3">
          <table:table-cell table:number-columns-repeated="1024"/>
        </table:table-row>
        <table:table-row table:style-name="ro1">
          <table:table-cell office:value-type="string" calcext:value-type="string">
            <text:p>com.northpark.drinkwater.apk.txt</text:p>
          </table:table-cell>
          <table:table-cell table:number-columns-repeated="1023"/>
        </table:table-row>
        <table:table-row table:style-name="ro1" table:number-rows-repeated="4">
          <table:table-cell table:number-columns-repeated="1024"/>
        </table:table-row>
        <table:table-row table:style-name="ro1">
          <table:table-cell office:value-type="string" calcext:value-type="string">
            <text:p>com.sillens.shapeupclub.apk.txt</text:p>
          </table:table-cell>
          <table:table-cell table:number-columns-repeated="1023"/>
        </table:table-row>
        <table:table-row table:style-name="ro1" table:number-rows-repeated="4">
          <table:table-cell table:number-columns-repeated="1024"/>
        </table:table-row>
        <table:table-row table:style-name="ro1">
          <table:table-cell office:value-type="string" calcext:value-type="string">
            <text:p>com.teerstudios.buttchallenge2.apk.txt</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Found a flow to sink virtualinvoke $r1.&lt;android.content.Intent: android.content.Intent putExtra(java.lang.String,java.lang.String)&gt;("packageName", $r2), from the following sources:</text:p>
          </table:table-cell>
          <table:table-cell table:number-columns-repeated="1022"/>
        </table:table-row>
        <table:table-row table:style-name="ro1">
          <table:table-cell table:style-name="ce14"/>
          <table:table-cell table:style-name="ce2"/>
          <table:table-cell table:style-name="ce2" office:value-type="string" calcext:value-type="string">
            <text:p>- $r2 = virtualinvoke $r7.&lt;java.util.Locale: java.lang.String getCountry()&gt;() (in &lt;com.millennialmedia.android.MMSDK: void insertUrlCommonValues(android.content.Context,java.util.Map)&gt;)</text:p>
          </table:table-cell>
          <table:table-cell table:style-name="ce31" office:value-type="string" calcext:value-type="string">
            <text:p>unlikely, flow should go over context object, the creation of the context object cannot be found</text:p>
          </table:table-cell>
          <table:table-cell table:style-name="ce2" table:number-columns-repeated="1020"/>
        </table:table-row>
        <table:table-row table:style-name="ro1">
          <table:table-cell table:style-name="ce14"/>
          <table:table-cell table:style-name="ce2"/>
          <table:table-cell table:style-name="ce2" office:value-type="string" calcext:value-type="string">
            <text:p>- $d0 = virtualinvoke $r1.&lt;android.location.Location: double getLongitude()&gt;() (in &lt;com.millennialmedia.android.MMRequest: void insertLocation(java.util.Map)&gt;)</text:p>
          </table:table-cell>
          <table:table-cell table:style-name="ce31" office:value-type="string" calcext:value-type="string">
            <text:p>unlikely, flow should go over context object, the creation of the context object cannot be found</text:p>
          </table:table-cell>
          <table:table-cell table:style-name="ce2" table:number-columns-repeated="1020"/>
        </table:table-row>
        <table:table-row table:style-name="ro1">
          <table:table-cell table:style-name="ce14"/>
          <table:table-cell table:style-name="ce2"/>
          <table:table-cell table:style-name="ce2" office:value-type="string" calcext:value-type="string">
            <text:p>- $d0 = virtualinvoke $r1.&lt;android.location.Location: double getLatitude()&gt;() (in &lt;com.millennialmedia.android.MMRequest: void insertLocation(java.util.Map)&gt;)</text:p>
          </table:table-cell>
          <table:table-cell table:style-name="ce31" office:value-type="string" calcext:value-type="string">
            <text:p>unlikely, flow should go over context object, the creation of the context object cannot be found</text:p>
          </table:table-cell>
          <table:table-cell table:style-name="ce2" table:number-columns-repeated="1020"/>
        </table:table-row>
        <table:table-row table:style-name="ro1">
          <table:table-cell/>
          <table:table-cell office:value-type="string" calcext:value-type="string">
            <text:p>Found a flow to sink interfaceinvoke $r3.&lt;android.content.SharedPreferences$Editor: android.content.SharedPreferences$Editor putString(java.lang.String,java.lang.String)&gt;($r5, $r1), from the following sources:</text:p>
          </table:table-cell>
          <table:table-cell table:number-columns-repeated="1022"/>
        </table:table-row>
        <table:table-row table:style-name="ro1">
          <table:table-cell table:style-name="ce14"/>
          <table:table-cell table:style-name="ce2"/>
          <table:table-cell table:style-name="ce2" office:value-type="string" calcext:value-type="string">
            <text:p>- $r2 = virtualinvoke $r7.&lt;java.util.Locale: java.lang.String getCountry()&gt;() (in &lt;com.millennialmedia.android.MMSDK: void insertUrlCommonValues(android.content.Context,java.util.Map)&gt;)</text:p>
          </table:table-cell>
          <table:table-cell table:style-name="ce2" office:value-type="string" calcext:value-type="string">
            <text:p>cannot categorize <text:span text:style-name="T1">(maybe because of „</text:span><text:span text:style-name="T2">MillennialMediaSettings“ sharedpreferenceseditor FD is fooled?)</text:span></text:p>
          </table:table-cell>
          <table:table-cell table:style-name="ce2" table:number-columns-repeated="1020"/>
        </table:table-row>
        <table:table-row table:style-name="ro1">
          <table:table-cell table:style-name="ce14"/>
          <table:table-cell table:style-name="ce2"/>
          <table:table-cell table:style-name="ce2" office:value-type="string" calcext:value-type="string">
            <text:p>- $d0 = virtualinvoke $r1.&lt;android.location.Location: double getLongitude()&gt;() (in &lt;com.millennialmedia.android.MMRequest: void insertLocation(java.util.Map)&gt;)</text:p>
          </table:table-cell>
          <table:table-cell table:style-name="ce2" office:value-type="string" calcext:value-type="string">
            <text:p>cannot categorize <text:span text:style-name="T1">(maybe because of „</text:span><text:span text:style-name="T2">MillennialMediaSettings“ sharedpreferenceseditor FD is fooled?)</text:span></text:p>
          </table:table-cell>
          <table:table-cell table:style-name="ce2" table:number-columns-repeated="1020"/>
        </table:table-row>
        <table:table-row table:style-name="ro1">
          <table:table-cell table:style-name="ce14"/>
          <table:table-cell table:style-name="ce2"/>
          <table:table-cell table:style-name="ce2" office:value-type="string" calcext:value-type="string">
            <text:p>- $d0 = virtualinvoke $r1.&lt;android.location.Location: double getLatitude()&gt;() (in &lt;com.millennialmedia.android.MMRequest: void insertLocation(java.util.Map)&gt;)</text:p>
          </table:table-cell>
          <table:table-cell table:style-name="ce2" office:value-type="string" calcext:value-type="string">
            <text:p>cannot categorize <text:span text:style-name="T1">(maybe because of „</text:span><text:span text:style-name="T2">MillennialMediaSettings“ sharedpreferenceseditor FD is fooled?)</text:span></text:p>
          </table:table-cell>
          <table:table-cell table:style-name="ce2" table:number-columns-repeated="1020"/>
        </table:table-row>
        <table:table-row table:style-name="ro1">
          <table:table-cell/>
          <table:table-cell office:value-type="string" calcext:value-type="string">
            <text:p>Found a flow to sink interfaceinvoke $r4.&lt;android.content.SharedPreferences$Editor: android.content.SharedPreferences$Editor putBoolean(java.lang.String,boolean)&gt;("handshake_hardwareAccelerationEnabled", $z0), from the following sources:</text:p>
          </table:table-cell>
          <table:table-cell table:number-columns-repeated="1022"/>
        </table:table-row>
        <table:table-row table:style-name="ro1">
          <table:table-cell table:style-name="ce14"/>
          <table:table-cell table:style-name="ce2"/>
          <table:table-cell table:style-name="ce2" office:value-type="string" calcext:value-type="string">
            <text:p>- $r2 = virtualinvoke $r7.&lt;java.util.Locale: java.lang.String getCountry()&gt;() (in &lt;com.millennialmedia.android.MMSDK: void insertUrlCommonValues(android.content.Context,java.util.Map)&gt;)</text:p>
          </table:table-cell>
          <table:table-cell table:style-name="ce2" office:value-type="string" calcext:value-type="string">
            <text:p>data flows through code that cannot be decompiled, so cannot say much about it here, but likely this is false, the name of the value taken out of the map does not match the name which was used to put it in.. if there was no naming conversion or data was merged in the un-decompiled code in the handshake class (method „requesthandshake“), then not the data we are looking for was taken out</text:p>
          </table:table-cell>
          <table:table-cell table:style-name="ce2" table:number-columns-repeated="1020"/>
        </table:table-row>
        <table:table-row table:style-name="ro1">
          <table:table-cell table:style-name="ce14"/>
          <table:table-cell table:style-name="ce2"/>
          <table:table-cell table:style-name="ce2" office:value-type="string" calcext:value-type="string">
            <text:p>- $d0 = virtualinvoke $r1.&lt;android.location.Location: double getLongitude()&gt;() (in &lt;com.millennialmedia.android.MMRequest: void insertLocation(java.util.Map)&gt;)</text:p>
          </table:table-cell>
          <table:table-cell table:style-name="ce2" office:value-type="string" calcext:value-type="string">
            <text:p>data flows through code that cannot be decompiled, so cannot say much about it here, but likely this is false, the name of the value taken out of the map does not match the name which was used to put it in.. if there was no naming conversion or data was merged in the un-decompiled code in the handshake class (method „requesthandshake“), then not the data we are looking for was taken out</text:p>
          </table:table-cell>
          <table:table-cell table:style-name="ce2" table:number-columns-repeated="1020"/>
        </table:table-row>
        <table:table-row table:style-name="ro1">
          <table:table-cell table:style-name="ce14"/>
          <table:table-cell table:style-name="ce2"/>
          <table:table-cell table:style-name="ce2" office:value-type="string" calcext:value-type="string">
            <text:p>- $d0 = virtualinvoke $r1.&lt;android.location.Location: double getLatitude()&gt;() (in &lt;com.millennialmedia.android.MMRequest: void insertLocation(java.util.Map)&gt;)</text:p>
          </table:table-cell>
          <table:table-cell table:style-name="ce2" office:value-type="string" calcext:value-type="string">
            <text:p>data flows through code that cannot be decompiled, so cannot say much about it here, but likely this is false, the name of the value taken out of the map does not match the name which was used to put it in.. if there was no naming conversion or data was merged in the un-decompiled code in the handshake class (method „requesthandshake“), then not the data we are looking for was taken out</text:p>
          </table:table-cell>
          <table:table-cell table:style-name="ce2" table:number-columns-repeated="1020"/>
        </table:table-row>
        <table:table-row table:style-name="ro1">
          <table:table-cell/>
          <table:table-cell office:value-type="string" calcext:value-type="string">
            <text:p>Found a flow to sink interfaceinvoke $r0.&lt;android.content.SharedPreferences$Editor: android.content.SharedPreferences$Editor putString(java.lang.String,java.lang.String)&gt;("nextCachedAd_apids", $r7), from the following sources:</text:p>
          </table:table-cell>
          <table:table-cell table:number-columns-repeated="1022"/>
        </table:table-row>
        <table:table-row table:style-name="ro1">
          <table:table-cell table:style-name="ce14"/>
          <table:table-cell table:style-name="ce2"/>
          <table:table-cell table:style-name="ce2" office:value-type="string" calcext:value-type="string">
            <text:p>- $r2 = virtualinvoke $r7.&lt;java.util.Locale: java.lang.String getCountry()&gt;() (in &lt;com.millennialmedia.android.MMSDK: void insertUrlCommonValues(android.content.Context,java.util.Map)&gt;)</text:p>
          </table:table-cell>
          <table:table-cell table:style-name="ce2" office:value-type="string" calcext:value-type="string">
            <text:p>cannot categorize <text:span text:style-name="T1">(maybe because of „</text:span><text:span text:style-name="T2">MillennialMediaSettings“ sharedpreferenceseditor FD is fooled?)</text:span></text:p>
          </table:table-cell>
          <table:table-cell table:style-name="ce2" table:number-columns-repeated="1020"/>
        </table:table-row>
        <table:table-row table:style-name="ro1">
          <table:table-cell table:style-name="ce14"/>
          <table:table-cell table:style-name="ce2"/>
          <table:table-cell table:style-name="ce2" office:value-type="string" calcext:value-type="string">
            <text:p>- $d0 = virtualinvoke $r1.&lt;android.location.Location: double getLongitude()&gt;() (in &lt;com.millennialmedia.android.MMRequest: void insertLocation(java.util.Map)&gt;)</text:p>
          </table:table-cell>
          <table:table-cell table:style-name="ce2" office:value-type="string" calcext:value-type="string">
            <text:p>cannot categorize <text:span text:style-name="T1">(maybe because of „</text:span><text:span text:style-name="T2">MillennialMediaSettings“ sharedpreferenceseditor FD is fooled?)</text:span></text:p>
          </table:table-cell>
          <table:table-cell table:style-name="ce2" table:number-columns-repeated="1020"/>
        </table:table-row>
        <table:table-row table:style-name="ro1">
          <table:table-cell table:style-name="ce14"/>
          <table:table-cell table:style-name="ce2"/>
          <table:table-cell table:style-name="ce2" office:value-type="string" calcext:value-type="string">
            <text:p>- $d0 = virtualinvoke $r1.&lt;android.location.Location: double getLatitude()&gt;() (in &lt;com.millennialmedia.android.MMRequest: void insertLocation(java.util.Map)&gt;)</text:p>
          </table:table-cell>
          <table:table-cell table:style-name="ce2" office:value-type="string" calcext:value-type="string">
            <text:p>cannot categorize <text:span text:style-name="T1">(maybe because of „</text:span><text:span text:style-name="T2">MillennialMediaSettings“ sharedpreferenceseditor FD is fooled?)</text:span></text:p>
          </table:table-cell>
          <table:table-cell table:style-name="ce2" table:number-columns-repeated="1020"/>
        </table:table-row>
        <table:table-row table:style-name="ro1">
          <table:table-cell/>
          <table:table-cell office:value-type="string" calcext:value-type="string">
            <text:p>Found a flow to sink interfaceinvoke $r4.&lt;android.content.SharedPreferences$Editor: android.content.SharedPreferences$Editor putLong(java.lang.String,long)&gt;("handshake_deferredviewtimeout", $l0), from the following sources:</text:p>
          </table:table-cell>
          <table:table-cell table:number-columns-repeated="1022"/>
        </table:table-row>
        <table:table-row table:style-name="ro1">
          <table:table-cell table:style-name="ce14"/>
          <table:table-cell table:style-name="ce2"/>
          <table:table-cell table:style-name="ce2" office:value-type="string" calcext:value-type="string">
            <text:p>- $r2 = virtualinvoke $r7.&lt;java.util.Locale: java.lang.String getCountry()&gt;() (in &lt;com.millennialmedia.android.MMSDK: void insertUrlCommonValues(android.content.Context,java.util.Map)&gt;)</text:p>
          </table:table-cell>
          <table:table-cell table:style-name="ce2" office:value-type="string" calcext:value-type="string">
            <text:p>data flows through code that cannot be decompiled, so cannot say much about it here, but likely this is false, the name of the value taken out of the map does not match the name which was used to put it in.. if there was no naming conversion or data was merged in the un-decompiled code in the handshake class (method „requesthandshake“), then not the data we are looking for was taken out</text:p>
          </table:table-cell>
          <table:table-cell table:style-name="ce2" table:number-columns-repeated="1020"/>
        </table:table-row>
        <table:table-row table:style-name="ro1">
          <table:table-cell table:style-name="ce14"/>
          <table:table-cell table:style-name="ce2"/>
          <table:table-cell table:style-name="ce2" office:value-type="string" calcext:value-type="string">
            <text:p>- $d0 = virtualinvoke $r1.&lt;android.location.Location: double getLongitude()&gt;() (in &lt;com.millennialmedia.android.MMRequest: void insertLocation(java.util.Map)&gt;)</text:p>
          </table:table-cell>
          <table:table-cell table:style-name="ce2" office:value-type="string" calcext:value-type="string">
            <text:p>data flows through code that cannot be decompiled, so cannot say much about it here, but likely this is false, the name of the value taken out of the map does not match the name which was used to put it in.. if there was no naming conversion or data was merged in the un-decompiled code in the handshake class (method „requesthandshake“), then not the data we are looking for was taken out</text:p>
          </table:table-cell>
          <table:table-cell table:style-name="ce2" table:number-columns-repeated="1020"/>
        </table:table-row>
        <table:table-row table:style-name="ro1">
          <table:table-cell table:style-name="ce14"/>
          <table:table-cell table:style-name="ce2"/>
          <table:table-cell table:style-name="ce2" office:value-type="string" calcext:value-type="string">
            <text:p>- $d0 = virtualinvoke $r1.&lt;android.location.Location: double getLatitude()&gt;() (in &lt;com.millennialmedia.android.MMRequest: void insertLocation(java.util.Map)&gt;)</text:p>
          </table:table-cell>
          <table:table-cell table:style-name="ce2" office:value-type="string" calcext:value-type="string">
            <text:p>data flows through code that cannot be decompiled, so cannot say much about it here, but likely this is false, the name of the value taken out of the map does not match the name which was used to put it in.. if there was no naming conversion or data was merged in the un-decompiled code in the handshake class (method „requesthandshake“), then not the data we are looking for was taken out</text:p>
          </table:table-cell>
          <table:table-cell table:style-name="ce2" table:number-columns-repeated="1020"/>
        </table:table-row>
        <table:table-row table:style-name="ro1">
          <table:table-cell/>
          <table:table-cell office:value-type="string" calcext:value-type="string">
            <text:p>Found a flow to sink interfaceinvoke $r2.&lt;android.content.SharedPreferences$Editor: android.content.SharedPreferences$Editor putString(java.lang.String,java.lang.String)&gt;("app_version_name", $r4), from the following sources:</text:p>
          </table:table-cell>
          <table:table-cell table:number-columns-repeated="1022"/>
        </table:table-row>
        <table:table-row table:style-name="ro1">
          <table:table-cell table:style-name="ce14"/>
          <table:table-cell table:style-name="ce2"/>
          <table:table-cell table:style-name="ce2" office:value-type="string" calcext:value-type="string">
            <text:p>- $r2 = virtualinvoke $r7.&lt;java.util.Locale: java.lang.String getCountry()&gt;() (in &lt;com.millennialmedia.android.MMSDK: void insertUrlCommonValues(android.content.Context,java.util.Map)&gt;)</text:p>
          </table:table-cell>
          <table:table-cell table:style-name="ce2" office:value-type="string" calcext:value-type="string">
            <text:p>unlikely, cannot find path but the sink is about the appversionname, so it has nothing to do with the source</text:p>
          </table:table-cell>
          <table:table-cell table:style-name="ce2" table:number-columns-repeated="1020"/>
        </table:table-row>
        <table:table-row table:style-name="ro1">
          <table:table-cell table:style-name="ce14"/>
          <table:table-cell table:style-name="ce2"/>
          <table:table-cell table:style-name="ce2" office:value-type="string" calcext:value-type="string">
            <text:p>- $d0 = virtualinvoke $r1.&lt;android.location.Location: double getLongitude()&gt;() (in &lt;com.millennialmedia.android.MMRequest: void insertLocation(java.util.Map)&gt;)</text:p>
          </table:table-cell>
          <table:table-cell table:style-name="ce2" office:value-type="string" calcext:value-type="string">
            <text:p>unlikely, cannot find path but the sink is about the appversionname, so it has nothing to do with the source</text:p>
          </table:table-cell>
          <table:table-cell table:style-name="ce2" table:number-columns-repeated="1020"/>
        </table:table-row>
        <table:table-row table:style-name="ro1">
          <table:table-cell table:style-name="ce14"/>
          <table:table-cell table:style-name="ce2"/>
          <table:table-cell table:style-name="ce2" office:value-type="string" calcext:value-type="string">
            <text:p>- $d0 = virtualinvoke $r1.&lt;android.location.Location: double getLatitude()&gt;() (in &lt;com.millennialmedia.android.MMRequest: void insertLocation(java.util.Map)&gt;)</text:p>
          </table:table-cell>
          <table:table-cell table:style-name="ce2" office:value-type="string" calcext:value-type="string">
            <text:p>unlikely, cannot find path but the sink is about the appversionname, so it has nothing to do with the source</text:p>
          </table:table-cell>
          <table:table-cell table:style-name="ce2" table:number-columns-repeated="1020"/>
        </table:table-row>
        <table:table-row table:style-name="ro1">
          <table:table-cell/>
          <table:table-cell office:value-type="string" calcext:value-type="string">
            <text:p>Found a flow to sink interfaceinvoke $r4.&lt;android.content.SharedPreferences$Editor: android.content.SharedPreferences$Editor putString(java.lang.String,java.lang.String)&gt;("handshake_mmjs", $r5), from the following sources:</text:p>
          </table:table-cell>
          <table:table-cell table:number-columns-repeated="1022"/>
        </table:table-row>
        <table:table-row table:style-name="ro1">
          <table:table-cell table:style-name="ce14"/>
          <table:table-cell table:style-name="ce2"/>
          <table:table-cell table:style-name="ce2" office:value-type="string" calcext:value-type="string">
            <text:p>- $r2 = virtualinvoke $r7.&lt;java.util.Locale: java.lang.String getCountry()&gt;() (in &lt;com.millennialmedia.android.MMSDK: void insertUrlCommonValues(android.content.Context,java.util.Map)&gt;)</text:p>
          </table:table-cell>
          <table:table-cell table:style-name="ce2" office:value-type="string" calcext:value-type="string">
            <text:p>data flows through code that cannot be decompiled, so cannot say much about it here, but likely this is false, the name of the value taken out of the map does not match the name which was used to put it in.. if there was no naming conversion or data was merged in the un-decompiled code in the handshake class (method „requesthandshake“), then not the data we are looking for was taken out</text:p>
          </table:table-cell>
          <table:table-cell table:style-name="ce2" table:number-columns-repeated="1020"/>
        </table:table-row>
        <table:table-row table:style-name="ro1">
          <table:table-cell table:style-name="ce14"/>
          <table:table-cell table:style-name="ce2"/>
          <table:table-cell table:style-name="ce2" office:value-type="string" calcext:value-type="string">
            <text:p>- $d0 = virtualinvoke $r1.&lt;android.location.Location: double getLongitude()&gt;() (in &lt;com.millennialmedia.android.MMRequest: void insertLocation(java.util.Map)&gt;)</text:p>
          </table:table-cell>
          <table:table-cell table:style-name="ce2" office:value-type="string" calcext:value-type="string">
            <text:p>data flows through code that cannot be decompiled, so cannot say much about it here, but likely this is false, the name of the value taken out of the map does not match the name which was used to put it in.. if there was no naming conversion or data was merged in the un-decompiled code in the handshake class (method „requesthandshake“), then not the data we are looking for was taken out</text:p>
          </table:table-cell>
          <table:table-cell table:style-name="ce2" table:number-columns-repeated="1020"/>
        </table:table-row>
        <table:table-row table:style-name="ro1">
          <table:table-cell table:style-name="ce14"/>
          <table:table-cell table:style-name="ce2"/>
          <table:table-cell table:style-name="ce2" office:value-type="string" calcext:value-type="string">
            <text:p>- $d0 = virtualinvoke $r1.&lt;android.location.Location: double getLatitude()&gt;() (in &lt;com.millennialmedia.android.MMRequest: void insertLocation(java.util.Map)&gt;)</text:p>
          </table:table-cell>
          <table:table-cell table:style-name="ce2" office:value-type="string" calcext:value-type="string">
            <text:p>data flows through code that cannot be decompiled, so cannot say much about it here, but likely this is false, the name of the value taken out of the map does not match the name which was used to put it in.. if there was no naming conversion or data was merged in the un-decompiled code in the handshake class (method „requesthandshake“), then not the data we are looking for was taken out</text:p>
          </table:table-cell>
          <table:table-cell table:style-name="ce2" table:number-columns-repeated="1020"/>
        </table:table-row>
        <table:table-row table:style-name="ro1">
          <table:table-cell/>
          <table:table-cell office:value-type="string" calcext:value-type="string">
            <text:p>Found a flow to sink $r2 = virtualinvoke $r2.&lt;android.content.Intent: android.content.Intent putExtra(java.lang.String,java.lang.String)&gt;("android.intent.extra.TEXT", $r3), from the following sources:</text:p>
          </table:table-cell>
          <table:table-cell table:number-columns-repeated="1022"/>
        </table:table-row>
        <table:table-row table:style-name="ro1">
          <table:table-cell table:style-name="ce14"/>
          <table:table-cell table:style-name="ce2"/>
          <table:table-cell table:style-name="ce2" office:value-type="string" calcext:value-type="string">
            <text:p>- $r2 = virtualinvoke $r7.&lt;java.util.Locale: java.lang.String getCountry()&gt;() (in &lt;com.millennialmedia.android.MMSDK: void insertUrlCommonValues(android.content.Context,java.util.Map)&gt;)</text:p>
          </table:table-cell>
          <table:table-cell table:style-name="ce2" office:value-type="string" calcext:value-type="string">
            <text:p>symbol after decompilation cannot be resolved</text:p>
          </table:table-cell>
          <table:table-cell table:style-name="ce2" table:number-columns-repeated="1020"/>
        </table:table-row>
        <table:table-row table:style-name="ro1">
          <table:table-cell table:style-name="ce14"/>
          <table:table-cell table:style-name="ce2"/>
          <table:table-cell table:style-name="ce2" office:value-type="string" calcext:value-type="string">
            <text:p>- $d0 = virtualinvoke $r1.&lt;android.location.Location: double getLongitude()&gt;() (in &lt;com.millennialmedia.android.MMRequest: void insertLocation(java.util.Map)&gt;)</text:p>
          </table:table-cell>
          <table:table-cell table:style-name="ce2" office:value-type="string" calcext:value-type="string">
            <text:p>symbol after decompilation cannot be resolved</text:p>
          </table:table-cell>
          <table:table-cell table:style-name="ce2" table:number-columns-repeated="1020"/>
        </table:table-row>
        <table:table-row table:style-name="ro1">
          <table:table-cell table:style-name="ce14"/>
          <table:table-cell table:style-name="ce2"/>
          <table:table-cell table:style-name="ce2" office:value-type="string" calcext:value-type="string">
            <text:p>- $d0 = virtualinvoke $r1.&lt;android.location.Location: double getLatitude()&gt;() (in &lt;com.millennialmedia.android.MMRequest: void insertLocation(java.util.Map)&gt;)</text:p>
          </table:table-cell>
          <table:table-cell table:style-name="ce2" office:value-type="string" calcext:value-type="string">
            <text:p>symbol after decompilation cannot be resolved</text:p>
          </table:table-cell>
          <table:table-cell table:style-name="ce2" table:number-columns-repeated="1020"/>
        </table:table-row>
        <table:table-row table:style-name="ro1">
          <table:table-cell/>
          <table:table-cell office:value-type="string" calcext:value-type="string">
            <text:p>Found a flow to sink interfaceinvoke $r2.&lt;android.content.SharedPreferences$Editor: android.content.SharedPreferences$Editor putLong(java.lang.String,long)&gt;("launch_count", $l2), from the following sources:</text:p>
          </table:table-cell>
          <table:table-cell table:number-columns-repeated="1022"/>
        </table:table-row>
        <table:table-row table:style-name="ro1">
          <table:table-cell table:style-name="ce14"/>
          <table:table-cell table:style-name="ce2"/>
          <table:table-cell table:style-name="ce2" office:value-type="string" calcext:value-type="string">
            <text:p>- $r2 = virtualinvoke $r7.&lt;java.util.Locale: java.lang.String getCountry()&gt;() (in &lt;com.millennialmedia.android.MMSDK: void insertUrlCommonValues(android.content.Context,java.util.Map)&gt;)</text:p>
          </table:table-cell>
          <table:table-cell table:style-name="ce2" office:value-type="string" calcext:value-type="string">
            <text:p>Unlikely, cannot find path but sink is about a date, not about a locale or a position</text:p>
          </table:table-cell>
          <table:table-cell table:style-name="ce2" table:number-columns-repeated="1020"/>
        </table:table-row>
        <table:table-row table:style-name="ro1">
          <table:table-cell table:style-name="ce14"/>
          <table:table-cell table:style-name="ce2"/>
          <table:table-cell table:style-name="ce2" office:value-type="string" calcext:value-type="string">
            <text:p>- $d0 = virtualinvoke $r1.&lt;android.location.Location: double getLongitude()&gt;() (in &lt;com.millennialmedia.android.MMRequest: void insertLocation(java.util.Map)&gt;)</text:p>
          </table:table-cell>
          <table:table-cell table:style-name="ce2" office:value-type="string" calcext:value-type="string">
            <text:p>Unlikely, cannot find path but sink is about a date, not about a locale or a position</text:p>
          </table:table-cell>
          <table:table-cell table:style-name="ce2" table:number-columns-repeated="1020"/>
        </table:table-row>
        <table:table-row table:style-name="ro1">
          <table:table-cell table:style-name="ce14"/>
          <table:table-cell table:style-name="ce2"/>
          <table:table-cell table:style-name="ce2" office:value-type="string" calcext:value-type="string">
            <text:p>- $d0 = virtualinvoke $r1.&lt;android.location.Location: double getLatitude()&gt;() (in &lt;com.millennialmedia.android.MMRequest: void insertLocation(java.util.Map)&gt;)</text:p>
          </table:table-cell>
          <table:table-cell table:style-name="ce2" office:value-type="string" calcext:value-type="string">
            <text:p>Unlikely, cannot find path but sink is about a date, not about a locale or a position</text:p>
          </table:table-cell>
          <table:table-cell table:style-name="ce2" table:number-columns-repeated="1020"/>
        </table:table-row>
        <table:table-row table:style-name="ro1">
          <table:table-cell/>
          <table:table-cell office:value-type="string" calcext:value-type="string">
            <text:p>Found a flow to sink virtualinvoke $r1.&lt;android.content.Intent: android.content.Intent putExtra(java.lang.String,long)&gt;("internalId", $l0), from the following sources:</text:p>
          </table:table-cell>
          <table:table-cell table:number-columns-repeated="1022"/>
        </table:table-row>
        <table:table-row table:style-name="ro1">
          <table:table-cell table:style-name="ce14"/>
          <table:table-cell table:style-name="ce2"/>
          <table:table-cell table:style-name="ce2" office:value-type="string" calcext:value-type="string">
            <text:p>- $r2 = virtualinvoke $r7.&lt;java.util.Locale: java.lang.String getCountry()&gt;() (in &lt;com.millennialmedia.android.MMSDK: void insertUrlCommonValues(android.content.Context,java.util.Map)&gt;)</text:p>
          </table:table-cell>
          <table:table-cell table:style-name="ce31" office:value-type="string" calcext:value-type="string">
            <text:p>unlikely, cannot find path but sink is about adID, not locationsnlow should go over longc object, don‘t know where this should be written</text:p>
          </table:table-cell>
          <table:table-cell table:style-name="ce2" table:number-columns-repeated="1020"/>
        </table:table-row>
        <table:table-row table:style-name="ro1">
          <table:table-cell table:style-name="ce14"/>
          <table:table-cell table:style-name="ce2"/>
          <table:table-cell table:style-name="ce2" office:value-type="string" calcext:value-type="string">
            <text:p>- $d0 = virtualinvoke $r1.&lt;android.location.Location: double getLongitude()&gt;() (in &lt;com.millennialmedia.android.MMRequest: void insertLocation(java.util.Map)&gt;)</text:p>
          </table:table-cell>
          <table:table-cell table:style-name="ce31" office:value-type="string" calcext:value-type="string">
            <text:p>unlikely, cannot find path but sink is about adID, not locationsnlow should go over longc object, don‘t know where this should be written</text:p>
          </table:table-cell>
          <table:table-cell table:style-name="ce2" table:number-columns-repeated="1020"/>
        </table:table-row>
        <table:table-row table:style-name="ro1">
          <table:table-cell table:style-name="ce14"/>
          <table:table-cell table:style-name="ce2"/>
          <table:table-cell table:style-name="ce2" office:value-type="string" calcext:value-type="string">
            <text:p>- $d0 = virtualinvoke $r1.&lt;android.location.Location: double getLatitude()&gt;() (in &lt;com.millennialmedia.android.MMRequest: void insertLocation(java.util.Map)&gt;)</text:p>
          </table:table-cell>
          <table:table-cell table:style-name="ce31" office:value-type="string" calcext:value-type="string">
            <text:p>unlikely, cannot find path but sink is about adID, not locationsnlow should go over longc object, don‘t know where this should be written</text:p>
          </table:table-cell>
          <table:table-cell table:style-name="ce2" table:number-columns-repeated="1020"/>
        </table:table-row>
        <table:table-row table:style-name="ro1">
          <table:table-cell/>
          <table:table-cell office:value-type="string" calcext:value-type="string">
            <text:p>Found a flow to sink interfaceinvoke $r4.&lt;android.content.SharedPreferences$Editor: android.content.SharedPreferences$Editor putString(java.lang.String,java.lang.String)&gt;("handshake_endSessionURL", $r5), from the following sources:</text:p>
          </table:table-cell>
          <table:table-cell table:number-columns-repeated="1022"/>
        </table:table-row>
        <table:table-row table:style-name="ro1">
          <table:table-cell table:style-name="ce14"/>
          <table:table-cell table:style-name="ce2"/>
          <table:table-cell table:style-name="ce2" office:value-type="string" calcext:value-type="string">
            <text:p>- $r2 = virtualinvoke $r7.&lt;java.util.Locale: java.lang.String getCountry()&gt;() (in &lt;com.millennialmedia.android.MMSDK: void insertUrlCommonValues(android.content.Context,java.util.Map)&gt;)</text:p>
          </table:table-cell>
          <table:table-cell table:style-name="ce2" office:value-type="string" calcext:value-type="string">
            <text:p>data flows through code that cannot be decompiled, so cannot say much about it here, but likely this is false, the name of the value taken out of the map does not match the name which was used to put it in.. if there was no naming conversion or data was merged in the un-decompiled code in the handshake class (method „requesthandshake“), then not the data we are looking for was taken out</text:p>
          </table:table-cell>
          <table:table-cell table:style-name="ce2" table:number-columns-repeated="1020"/>
        </table:table-row>
        <table:table-row table:style-name="ro1">
          <table:table-cell table:style-name="ce14"/>
          <table:table-cell table:style-name="ce2"/>
          <table:table-cell table:style-name="ce2" office:value-type="string" calcext:value-type="string">
            <text:p>- $d0 = virtualinvoke $r1.&lt;android.location.Location: double getLongitude()&gt;() (in &lt;com.millennialmedia.android.MMRequest: void insertLocation(java.util.Map)&gt;)</text:p>
          </table:table-cell>
          <table:table-cell table:style-name="ce2" office:value-type="string" calcext:value-type="string">
            <text:p>data flows through code that cannot be decompiled, so cannot say much about it here, but likely this is false, the name of the value taken out of the map does not match the name which was used to put it in.. if there was no naming conversion or data was merged in the un-decompiled code in the handshake class (method „requesthandshake“), then not the data we are looking for was taken out</text:p>
          </table:table-cell>
          <table:table-cell table:style-name="ce2" table:number-columns-repeated="1020"/>
        </table:table-row>
        <table:table-row table:style-name="ro1">
          <table:table-cell table:style-name="ce14"/>
          <table:table-cell table:style-name="ce2"/>
          <table:table-cell table:style-name="ce2" office:value-type="string" calcext:value-type="string">
            <text:p>- $d0 = virtualinvoke $r1.&lt;android.location.Location: double getLatitude()&gt;() (in &lt;com.millennialmedia.android.MMRequest: void insertLocation(java.util.Map)&gt;)</text:p>
          </table:table-cell>
          <table:table-cell table:style-name="ce2" office:value-type="string" calcext:value-type="string">
            <text:p>data flows through code that cannot be decompiled, so cannot say much about it here, but likely this is false, the name of the value taken out of the map does not match the name which was used to put it in.. if there was no naming conversion or data was merged in the un-decompiled code in the handshake class (method „requesthandshake“), then not the data we are looking for was taken out</text:p>
          </table:table-cell>
          <table:table-cell table:style-name="ce2" table:number-columns-repeated="1020"/>
        </table:table-row>
        <table:table-row table:style-name="ro1">
          <table:table-cell/>
          <table:table-cell office:value-type="string" calcext:value-type="string">
            <text:p>Found a flow to sink interfaceinvoke $r4.&lt;android.content.SharedPreferences$Editor: android.content.SharedPreferences$Editor putLong(java.lang.String,long)&gt;("handshake_callback", $l0), from the following sources:</text:p>
          </table:table-cell>
          <table:table-cell table:number-columns-repeated="1022"/>
        </table:table-row>
        <table:table-row table:style-name="ro1">
          <table:table-cell table:style-name="ce14"/>
          <table:table-cell table:style-name="ce2"/>
          <table:table-cell table:style-name="ce2" office:value-type="string" calcext:value-type="string">
            <text:p>- $r2 = virtualinvoke $r7.&lt;java.util.Locale: java.lang.String getCountry()&gt;() (in &lt;com.millennialmedia.android.MMSDK: void insertUrlCommonValues(android.content.Context,java.util.Map)&gt;)</text:p>
          </table:table-cell>
          <table:table-cell table:style-name="ce2" office:value-type="string" calcext:value-type="string">
            <text:p>data flows through code that cannot be decompiled, so cannot say much about it here, but likely this is false, the name of the value taken out of the map does not match the name which was used to put it in.. if there was no naming conversion or data was merged in the un-decompiled code in the handshake class (method „requesthandshake“), then not the data we are looking for was taken out</text:p>
          </table:table-cell>
          <table:table-cell table:style-name="ce2" table:number-columns-repeated="1020"/>
        </table:table-row>
        <table:table-row table:style-name="ro1">
          <table:table-cell table:style-name="ce14"/>
          <table:table-cell table:style-name="ce2"/>
          <table:table-cell table:style-name="ce2" office:value-type="string" calcext:value-type="string">
            <text:p>- $d0 = virtualinvoke $r1.&lt;android.location.Location: double getLongitude()&gt;() (in &lt;com.millennialmedia.android.MMRequest: void insertLocation(java.util.Map)&gt;)</text:p>
          </table:table-cell>
          <table:table-cell table:style-name="ce2" office:value-type="string" calcext:value-type="string">
            <text:p>data flows through code that cannot be decompiled, so cannot say much about it here, but likely this is false, the name of the value taken out of the map does not match the name which was used to put it in.. if there was no naming conversion or data was merged in the un-decompiled code in the handshake class (method „requesthandshake“), then not the data we are looking for was taken out</text:p>
          </table:table-cell>
          <table:table-cell table:style-name="ce2" table:number-columns-repeated="1020"/>
        </table:table-row>
        <table:table-row table:style-name="ro1">
          <table:table-cell table:style-name="ce14"/>
          <table:table-cell table:style-name="ce2"/>
          <table:table-cell table:style-name="ce2" office:value-type="string" calcext:value-type="string">
            <text:p>- $d0 = virtualinvoke $r1.&lt;android.location.Location: double getLatitude()&gt;() (in &lt;com.millennialmedia.android.MMRequest: void insertLocation(java.util.Map)&gt;)</text:p>
          </table:table-cell>
          <table:table-cell table:style-name="ce2" office:value-type="string" calcext:value-type="string">
            <text:p>data flows through code that cannot be decompiled, so cannot say much about it here, but likely this is false, the name of the value taken out of the map does not match the name which was used to put it in.. if there was no naming conversion or data was merged in the un-decompiled code in the handshake class (method „requesthandshake“), then not the data we are looking for was taken out</text:p>
          </table:table-cell>
          <table:table-cell table:style-name="ce2" table:number-columns-repeated="1020"/>
        </table:table-row>
        <table:table-row table:style-name="ro1">
          <table:table-cell/>
          <table:table-cell office:value-type="string" calcext:value-type="string">
            <text:p>Found a flow to sink interfaceinvoke $r2.&lt;android.content.SharedPreferences$Editor: android.content.SharedPreferences$Editor putInt(java.lang.String,int)&gt;("app_version_code", $i3), from the following sources:</text:p>
          </table:table-cell>
          <table:table-cell table:number-columns-repeated="1022"/>
        </table:table-row>
        <table:table-row table:style-name="ro1">
          <table:table-cell table:style-name="ce14"/>
          <table:table-cell table:style-name="ce2"/>
          <table:table-cell table:style-name="ce2" office:value-type="string" calcext:value-type="string">
            <text:p>- $r2 = virtualinvoke $r7.&lt;java.util.Locale: java.lang.String getCountry()&gt;() (in &lt;com.millennialmedia.android.MMSDK: void insertUrlCommonValues(android.content.Context,java.util.Map)&gt;)</text:p>
          </table:table-cell>
          <table:table-cell table:style-name="ce2" office:value-type="string" calcext:value-type="string">
            <text:p>Unlikely, cannot find path but sink is about app version code, not about a locale or a position</text:p>
          </table:table-cell>
          <table:table-cell table:style-name="ce2" table:number-columns-repeated="1020"/>
        </table:table-row>
        <table:table-row table:style-name="ro1">
          <table:table-cell table:style-name="ce14"/>
          <table:table-cell table:style-name="ce2"/>
          <table:table-cell table:style-name="ce2" office:value-type="string" calcext:value-type="string">
            <text:p>- $d0 = virtualinvoke $r1.&lt;android.location.Location: double getLongitude()&gt;() (in &lt;com.millennialmedia.android.MMRequest: void insertLocation(java.util.Map)&gt;)</text:p>
          </table:table-cell>
          <table:table-cell table:style-name="ce2" office:value-type="string" calcext:value-type="string">
            <text:p>Unlikely, cannot find path but sink is about app version code, not about a locale or a position</text:p>
          </table:table-cell>
          <table:table-cell table:style-name="ce2" table:number-columns-repeated="1020"/>
        </table:table-row>
        <table:table-row table:style-name="ro1">
          <table:table-cell table:style-name="ce14"/>
          <table:table-cell table:style-name="ce2"/>
          <table:table-cell table:style-name="ce2" office:value-type="string" calcext:value-type="string">
            <text:p>- $d0 = virtualinvoke $r1.&lt;android.location.Location: double getLatitude()&gt;() (in &lt;com.millennialmedia.android.MMRequest: void insertLocation(java.util.Map)&gt;)</text:p>
          </table:table-cell>
          <table:table-cell table:style-name="ce2" office:value-type="string" calcext:value-type="string">
            <text:p>Unlikely, cannot find path but sink is about app version code, not about a locale or a position</text:p>
          </table:table-cell>
          <table:table-cell table:style-name="ce2" table:number-columns-repeated="1020"/>
        </table:table-row>
        <table:table-row table:style-name="ro1">
          <table:table-cell/>
          <table:table-cell office:value-type="string" calcext:value-type="string">
            <text:p>Found a flow to sink interfaceinvoke $r3.&lt;android.content.SharedPreferences$Editor: android.content.SharedPreferences$Editor putString(java.lang.String,java.lang.String)&gt;($r5, $r1), from the following sources:</text:p>
          </table:table-cell>
          <table:table-cell table:number-columns-repeated="1022"/>
        </table:table-row>
        <table:table-row table:style-name="ro1">
          <table:table-cell table:style-name="ce14"/>
          <table:table-cell table:style-name="ce2"/>
          <table:table-cell table:style-name="ce2" office:value-type="string" calcext:value-type="string">
            <text:p>- $r2 = virtualinvoke $r7.&lt;java.util.Locale: java.lang.String getCountry()&gt;() (in &lt;com.millennialmedia.android.MMSDK: void insertUrlCommonValues(android.content.Context,java.util.Map)&gt;)</text:p>
          </table:table-cell>
          <table:table-cell table:style-name="ce2" office:value-type="string" calcext:value-type="string">
            <text:p>cannot categorize <text:span text:style-name="T1">(maybe because of „</text:span><text:span text:style-name="T2">MillennialMediaSettings“ sharedpreferenceseditor FD is fooled?)</text:span></text:p>
          </table:table-cell>
          <table:table-cell table:style-name="ce2" table:number-columns-repeated="1020"/>
        </table:table-row>
        <table:table-row table:style-name="ro1">
          <table:table-cell table:style-name="ce14"/>
          <table:table-cell table:style-name="ce2"/>
          <table:table-cell table:style-name="ce2" office:value-type="string" calcext:value-type="string">
            <text:p>- $d0 = virtualinvoke $r1.&lt;android.location.Location: double getLongitude()&gt;() (in &lt;com.millennialmedia.android.MMRequest: void insertLocation(java.util.Map)&gt;)</text:p>
          </table:table-cell>
          <table:table-cell table:style-name="ce2" office:value-type="string" calcext:value-type="string">
            <text:p>cannot categorize <text:span text:style-name="T1">(maybe because of „</text:span><text:span text:style-name="T2">MillennialMediaSettings“ sharedpreferenceseditor FD is fooled?)</text:span></text:p>
          </table:table-cell>
          <table:table-cell table:style-name="ce2" table:number-columns-repeated="1020"/>
        </table:table-row>
        <table:table-row table:style-name="ro1">
          <table:table-cell table:style-name="ce14"/>
          <table:table-cell table:style-name="ce2"/>
          <table:table-cell table:style-name="ce2" office:value-type="string" calcext:value-type="string">
            <text:p>- $d0 = virtualinvoke $r1.&lt;android.location.Location: double getLatitude()&gt;() (in &lt;com.millennialmedia.android.MMRequest: void insertLocation(java.util.Map)&gt;)</text:p>
          </table:table-cell>
          <table:table-cell table:style-name="ce2" office:value-type="string" calcext:value-type="string">
            <text:p>cannot categorize <text:span text:style-name="T1">(maybe because of „</text:span><text:span text:style-name="T2">MillennialMediaSettings“ sharedpreferenceseditor FD is fooled?)</text:span></text:p>
          </table:table-cell>
          <table:table-cell table:style-name="ce2" table:number-columns-repeated="1020"/>
        </table:table-row>
        <table:table-row table:style-name="ro1">
          <table:table-cell/>
          <table:table-cell office:value-type="string" calcext:value-type="string">
            <text:p>Found a flow to sink $r2 = virtualinvoke $r2.&lt;android.content.Intent: android.content.Intent putExtra(java.lang.String,java.lang.String)&gt;("android.intent.extra.SUBJECT", $r3), from the following sources:</text:p>
          </table:table-cell>
          <table:table-cell table:number-columns-repeated="1022"/>
        </table:table-row>
        <table:table-row table:style-name="ro1">
          <table:table-cell table:style-name="ce14"/>
          <table:table-cell table:style-name="ce2"/>
          <table:table-cell table:style-name="ce2" office:value-type="string" calcext:value-type="string">
            <text:p>- $r2 = virtualinvoke $r7.&lt;java.util.Locale: java.lang.String getCountry()&gt;() (in &lt;com.millennialmedia.android.MMSDK: void insertUrlCommonValues(android.content.Context,java.util.Map)&gt;)</text:p>
          </table:table-cell>
          <table:table-cell table:style-name="ce2" office:value-type="string" calcext:value-type="string">
            <text:p>symbol after decompilation cannot be resolved</text:p>
          </table:table-cell>
          <table:table-cell table:style-name="ce2" table:number-columns-repeated="1020"/>
        </table:table-row>
        <table:table-row table:style-name="ro1">
          <table:table-cell table:style-name="ce14"/>
          <table:table-cell table:style-name="ce2"/>
          <table:table-cell table:style-name="ce2" office:value-type="string" calcext:value-type="string">
            <text:p>- $d0 = virtualinvoke $r1.&lt;android.location.Location: double getLongitude()&gt;() (in &lt;com.millennialmedia.android.MMRequest: void insertLocation(java.util.Map)&gt;)</text:p>
          </table:table-cell>
          <table:table-cell table:style-name="ce2" office:value-type="string" calcext:value-type="string">
            <text:p>symbol after decompilation cannot be resolved</text:p>
          </table:table-cell>
          <table:table-cell table:style-name="ce2" table:number-columns-repeated="1020"/>
        </table:table-row>
        <table:table-row table:style-name="ro1">
          <table:table-cell table:style-name="ce14"/>
          <table:table-cell table:style-name="ce2"/>
          <table:table-cell table:style-name="ce2" office:value-type="string" calcext:value-type="string">
            <text:p>- $d0 = virtualinvoke $r1.&lt;android.location.Location: double getLatitude()&gt;() (in &lt;com.millennialmedia.android.MMRequest: void insertLocation(java.util.Map)&gt;)</text:p>
          </table:table-cell>
          <table:table-cell table:style-name="ce2" office:value-type="string" calcext:value-type="string">
            <text:p>symbol after decompilation cannot be resolved</text:p>
          </table:table-cell>
          <table:table-cell table:style-name="ce2" table:number-columns-repeated="1020"/>
        </table:table-row>
        <table:table-row table:style-name="ro1">
          <table:table-cell/>
          <table:table-cell office:value-type="string" calcext:value-type="string">
            <text:p>Found a flow to sink interfaceinvoke $r4.&lt;android.content.SharedPreferences$Editor: android.content.SharedPreferences$Editor putString(java.lang.String,java.lang.String)&gt;("handshake_schemes", $r5), from the following sources:</text:p>
          </table:table-cell>
          <table:table-cell table:number-columns-repeated="1022"/>
        </table:table-row>
        <table:table-row table:style-name="ro1">
          <table:table-cell table:style-name="ce14"/>
          <table:table-cell table:style-name="ce2"/>
          <table:table-cell table:style-name="ce2" office:value-type="string" calcext:value-type="string">
            <text:p>- $r2 = virtualinvoke $r7.&lt;java.util.Locale: java.lang.String getCountry()&gt;() (in &lt;com.millennialmedia.android.MMSDK: void insertUrlCommonValues(android.content.Context,java.util.Map)&gt;)</text:p>
          </table:table-cell>
          <table:table-cell table:style-name="ce2" office:value-type="string" calcext:value-type="string">
            <text:p>data flows through code that cannot be decompiled, so cannot say much about it here, but likely this is false, the name of the value taken out of the map does not match the name which was used to put it in.. if there was no naming conversion or data was merged in the un-decompiled code in the handshake class (method „requesthandshake“), then not the data we are looking for was taken out</text:p>
          </table:table-cell>
          <table:table-cell table:style-name="ce2" table:number-columns-repeated="1020"/>
        </table:table-row>
        <table:table-row table:style-name="ro1">
          <table:table-cell table:style-name="ce14"/>
          <table:table-cell table:style-name="ce2"/>
          <table:table-cell table:style-name="ce2" office:value-type="string" calcext:value-type="string">
            <text:p>- $d0 = virtualinvoke $r1.&lt;android.location.Location: double getLongitude()&gt;() (in &lt;com.millennialmedia.android.MMRequest: void insertLocation(java.util.Map)&gt;)</text:p>
          </table:table-cell>
          <table:table-cell table:style-name="ce2" office:value-type="string" calcext:value-type="string">
            <text:p>data flows through code that cannot be decompiled, so cannot say much about it here, but likely this is false, the name of the value taken out of the map does not match the name which was used to put it in.. if there was no naming conversion or data was merged in the un-decompiled code in the handshake class (method „requesthandshake“), then not the data we are looking for was taken out</text:p>
          </table:table-cell>
          <table:table-cell table:style-name="ce2" table:number-columns-repeated="1020"/>
        </table:table-row>
        <table:table-row table:style-name="ro1">
          <table:table-cell table:style-name="ce14"/>
          <table:table-cell table:style-name="ce2"/>
          <table:table-cell table:style-name="ce2" office:value-type="string" calcext:value-type="string">
            <text:p>- $d0 = virtualinvoke $r1.&lt;android.location.Location: double getLatitude()&gt;() (in &lt;com.millennialmedia.android.MMRequest: void insertLocation(java.util.Map)&gt;)</text:p>
          </table:table-cell>
          <table:table-cell table:style-name="ce2" office:value-type="string" calcext:value-type="string">
            <text:p>data flows through code that cannot be decompiled, so cannot say much about it here, but likely this is false, the name of the value taken out of the map does not match the name which was used to put it in.. if there was no naming conversion or data was merged in the un-decompiled code in the handshake class (method „requesthandshake“), then not the data we are looking for was taken out</text:p>
          </table:table-cell>
          <table:table-cell table:style-name="ce2" table:number-columns-repeated="1020"/>
        </table:table-row>
        <table:table-row table:style-name="ro1">
          <table:table-cell/>
          <table:table-cell office:value-type="string" calcext:value-type="string">
            <text:p>Found a flow to sink interfaceinvoke $r4.&lt;android.content.SharedPreferences$Editor: android.content.SharedPreferences$Editor putString(java.lang.String,java.lang.String)&gt;("handshake_baseUrl", $r5), from the following sources:</text:p>
          </table:table-cell>
          <table:table-cell table:number-columns-repeated="1022"/>
        </table:table-row>
        <table:table-row table:style-name="ro1">
          <table:table-cell table:style-name="ce14"/>
          <table:table-cell table:style-name="ce2"/>
          <table:table-cell table:style-name="ce2" office:value-type="string" calcext:value-type="string">
            <text:p>- $r2 = virtualinvoke $r7.&lt;java.util.Locale: java.lang.String getCountry()&gt;() (in &lt;com.millennialmedia.android.MMSDK: void insertUrlCommonValues(android.content.Context,java.util.Map)&gt;)</text:p>
          </table:table-cell>
          <table:table-cell table:style-name="ce2" office:value-type="string" calcext:value-type="string">
            <text:p>data flows through code that cannot be decompiled, so cannot say much about it here, but likely this is false, the name of the value taken out of the map does not match the name which was used to put it in.. if there was no naming conversion or data was merged in the un-decompiled code in the handshake class (method „requesthandshake“), then not the data we are looking for was taken out</text:p>
          </table:table-cell>
          <table:table-cell table:style-name="ce2" table:number-columns-repeated="1020"/>
        </table:table-row>
        <table:table-row table:style-name="ro1">
          <table:table-cell table:style-name="ce14"/>
          <table:table-cell table:style-name="ce2"/>
          <table:table-cell table:style-name="ce2" office:value-type="string" calcext:value-type="string">
            <text:p>- $d0 = virtualinvoke $r1.&lt;android.location.Location: double getLongitude()&gt;() (in &lt;com.millennialmedia.android.MMRequest: void insertLocation(java.util.Map)&gt;)</text:p>
          </table:table-cell>
          <table:table-cell table:style-name="ce2" office:value-type="string" calcext:value-type="string">
            <text:p>data flows through code that cannot be decompiled, so cannot say much about it here, but likely this is false, the name of the value taken out of the map does not match the name which was used to put it in.. if there was no naming conversion or data was merged in the un-decompiled code in the handshake class (method „requesthandshake“), then not the data we are looking for was taken out</text:p>
          </table:table-cell>
          <table:table-cell table:style-name="ce2" table:number-columns-repeated="1020"/>
        </table:table-row>
        <table:table-row table:style-name="ro1">
          <table:table-cell table:style-name="ce14"/>
          <table:table-cell table:style-name="ce2"/>
          <table:table-cell table:style-name="ce2" office:value-type="string" calcext:value-type="string">
            <text:p>- $d0 = virtualinvoke $r1.&lt;android.location.Location: double getLatitude()&gt;() (in &lt;com.millennialmedia.android.MMRequest: void insertLocation(java.util.Map)&gt;)</text:p>
          </table:table-cell>
          <table:table-cell table:style-name="ce2" office:value-type="string" calcext:value-type="string">
            <text:p>data flows through code that cannot be decompiled, so cannot say much about it here, but likely this is false, the name of the value taken out of the map does not match the name which was used to put it in.. if there was no naming conversion or data was merged in the un-decompiled code in the handshake class (method „requesthandshake“), then not the data we are looking for was taken out</text:p>
          </table:table-cell>
          <table:table-cell table:style-name="ce2" table:number-columns-repeated="1020"/>
        </table:table-row>
        <table:table-row table:style-name="ro1">
          <table:table-cell/>
          <table:table-cell office:value-type="string" calcext:value-type="string">
            <text:p>Found a flow to sink interfaceinvoke $r4.&lt;android.content.SharedPreferences$Editor: android.content.SharedPreferences$Editor putString(java.lang.String,java.lang.String)&gt;("handshake_startSessionURL", $r5), from the following sources:</text:p>
          </table:table-cell>
          <table:table-cell table:number-columns-repeated="1022"/>
        </table:table-row>
        <table:table-row table:style-name="ro1">
          <table:table-cell table:style-name="ce14"/>
          <table:table-cell table:style-name="ce2"/>
          <table:table-cell table:style-name="ce2" office:value-type="string" calcext:value-type="string">
            <text:p>- $r2 = virtualinvoke $r7.&lt;java.util.Locale: java.lang.String getCountry()&gt;() (in &lt;com.millennialmedia.android.MMSDK: void insertUrlCommonValues(android.content.Context,java.util.Map)&gt;)</text:p>
          </table:table-cell>
          <table:table-cell table:style-name="ce2" office:value-type="string" calcext:value-type="string">
            <text:p>data flows through code that cannot be decompiled, so cannot say much about it here, but likely this is false, the name of the value taken out of the map does not match the name which was used to put it in.. if there was no naming conversion or data was merged in the un-decompiled code in the handshake class (method „requesthandshake“), then not the data we are looking for was taken out</text:p>
          </table:table-cell>
          <table:table-cell table:style-name="ce2" table:number-columns-repeated="1020"/>
        </table:table-row>
        <table:table-row table:style-name="ro1">
          <table:table-cell table:style-name="ce14"/>
          <table:table-cell table:style-name="ce2"/>
          <table:table-cell table:style-name="ce2" office:value-type="string" calcext:value-type="string">
            <text:p>- $d0 = virtualinvoke $r1.&lt;android.location.Location: double getLongitude()&gt;() (in &lt;com.millennialmedia.android.MMRequest: void insertLocation(java.util.Map)&gt;)</text:p>
          </table:table-cell>
          <table:table-cell table:style-name="ce2" office:value-type="string" calcext:value-type="string">
            <text:p>data flows through code that cannot be decompiled, so cannot say much about it here, but likely this is false, the name of the value taken out of the map does not match the name which was used to put it in.. if there was no naming conversion or data was merged in the un-decompiled code in the handshake class (method „requesthandshake“), then not the data we are looking for was taken out</text:p>
          </table:table-cell>
          <table:table-cell table:style-name="ce2" table:number-columns-repeated="1020"/>
        </table:table-row>
        <table:table-row table:style-name="ro1">
          <table:table-cell table:style-name="ce14"/>
          <table:table-cell table:style-name="ce2"/>
          <table:table-cell table:style-name="ce2" office:value-type="string" calcext:value-type="string">
            <text:p>- $d0 = virtualinvoke $r1.&lt;android.location.Location: double getLatitude()&gt;() (in &lt;com.millennialmedia.android.MMRequest: void insertLocation(java.util.Map)&gt;)</text:p>
          </table:table-cell>
          <table:table-cell table:style-name="ce2" office:value-type="string" calcext:value-type="string">
            <text:p>data flows through code that cannot be decompiled, so cannot say much about it here, but likely this is false, the name of the value taken out of the map does not match the name which was used to put it in.. if there was no naming conversion or data was merged in the un-decompiled code in the handshake class (method „requesthandshake“), then not the data we are looking for was taken out</text:p>
          </table:table-cell>
          <table:table-cell table:style-name="ce2" table:number-columns-repeated="1020"/>
        </table:table-row>
        <table:table-row table:style-name="ro1">
          <table:table-cell/>
          <table:table-cell office:value-type="string" calcext:value-type="string">
            <text:p>Found a flow to sink interfaceinvoke $r4.&lt;android.content.SharedPreferences$Editor: android.content.SharedPreferences$Editor putLong(java.lang.String,long)&gt;("handshake_creativecaetimeout", $l0), from the following sources:</text:p>
          </table:table-cell>
          <table:table-cell table:number-columns-repeated="1022"/>
        </table:table-row>
        <table:table-row table:style-name="ro1">
          <table:table-cell table:style-name="ce14"/>
          <table:table-cell table:style-name="ce2"/>
          <table:table-cell table:style-name="ce2" office:value-type="string" calcext:value-type="string">
            <text:p>- $r2 = virtualinvoke $r7.&lt;java.util.Locale: java.lang.String getCountry()&gt;() (in &lt;com.millennialmedia.android.MMSDK: void insertUrlCommonValues(android.content.Context,java.util.Map)&gt;)</text:p>
          </table:table-cell>
          <table:table-cell table:style-name="ce2" office:value-type="string" calcext:value-type="string">
            <text:p>data flows through code that cannot be decompiled, so cannot say much about it here, but likely this is false, the name of the value taken out of the map does not match the name which was used to put it in.. if there was no naming conversion or data was merged in the un-decompiled code in the handshake class (method „requesthandshake“), then not the data we are looking for was taken out</text:p>
          </table:table-cell>
          <table:table-cell table:style-name="ce2" table:number-columns-repeated="1020"/>
        </table:table-row>
        <table:table-row table:style-name="ro1">
          <table:table-cell table:style-name="ce14"/>
          <table:table-cell table:style-name="ce2"/>
          <table:table-cell table:style-name="ce2" office:value-type="string" calcext:value-type="string">
            <text:p>- $d0 = virtualinvoke $r1.&lt;android.location.Location: double getLongitude()&gt;() (in &lt;com.millennialmedia.android.MMRequest: void insertLocation(java.util.Map)&gt;)</text:p>
          </table:table-cell>
          <table:table-cell table:style-name="ce2" office:value-type="string" calcext:value-type="string">
            <text:p>data flows through code that cannot be decompiled, so cannot say much about it here, but likely this is false, the name of the value taken out of the map does not match the name which was used to put it in.. if there was no naming conversion or data was merged in the un-decompiled code in the handshake class (method „requesthandshake“), then not the data we are looking for was taken out</text:p>
          </table:table-cell>
          <table:table-cell table:style-name="ce2" table:number-columns-repeated="1020"/>
        </table:table-row>
        <table:table-row table:style-name="ro1">
          <table:table-cell table:style-name="ce14"/>
          <table:table-cell table:style-name="ce2"/>
          <table:table-cell table:style-name="ce2" office:value-type="string" calcext:value-type="string">
            <text:p>- $d0 = virtualinvoke $r1.&lt;android.location.Location: double getLatitude()&gt;() (in &lt;com.millennialmedia.android.MMRequest: void insertLocation(java.util.Map)&gt;)</text:p>
          </table:table-cell>
          <table:table-cell table:style-name="ce2" office:value-type="string" calcext:value-type="string">
            <text:p>data flows through code that cannot be decompiled, so cannot say much about it here, but likely this is false, the name of the value taken out of the map does not match the name which was used to put it in.. if there was no naming conversion or data was merged in the un-decompiled code in the handshake class (method „requesthandshake“), then not the data we are looking for was taken out</text:p>
          </table:table-cell>
          <table:table-cell table:style-name="ce2" table:number-columns-repeated="1020"/>
        </table:table-row>
        <table:table-row table:style-name="ro1">
          <table:table-cell/>
          <table:table-cell office:value-type="string" calcext:value-type="string">
            <text:p>Found a flow to sink interfaceinvoke $r4.&lt;android.content.SharedPreferences$Editor: android.content.SharedPreferences$Editor putString(java.lang.String,java.lang.String)&gt;("handshake_novideostocacheurl", $r5), from the following sources:</text:p>
          </table:table-cell>
          <table:table-cell table:number-columns-repeated="1022"/>
        </table:table-row>
        <table:table-row table:style-name="ro1">
          <table:table-cell table:style-name="ce14"/>
          <table:table-cell table:style-name="ce2"/>
          <table:table-cell table:style-name="ce2" office:value-type="string" calcext:value-type="string">
            <text:p>- $r2 = virtualinvoke $r7.&lt;java.util.Locale: java.lang.String getCountry()&gt;() (in &lt;com.millennialmedia.android.MMSDK: void insertUrlCommonValues(android.content.Context,java.util.Map)&gt;)</text:p>
          </table:table-cell>
          <table:table-cell table:style-name="ce2" office:value-type="string" calcext:value-type="string">
            <text:p>data flows through code that cannot be decompiled, so cannot say much about it here, but likely this is false, the name of the value taken out of the map does not match the name which was used to put it in.. if there was no naming conversion or data was merged in the un-decompiled code in the handshake class (method „requesthandshake“), then not the data we are looking for was taken out</text:p>
          </table:table-cell>
          <table:table-cell table:style-name="ce2" table:number-columns-repeated="1020"/>
        </table:table-row>
        <table:table-row table:style-name="ro1">
          <table:table-cell table:style-name="ce14"/>
          <table:table-cell table:style-name="ce2"/>
          <table:table-cell table:style-name="ce2" office:value-type="string" calcext:value-type="string">
            <text:p>- $d0 = virtualinvoke $r1.&lt;android.location.Location: double getLongitude()&gt;() (in &lt;com.millennialmedia.android.MMRequest: void insertLocation(java.util.Map)&gt;)</text:p>
          </table:table-cell>
          <table:table-cell table:style-name="ce2" office:value-type="string" calcext:value-type="string">
            <text:p>data flows through code that cannot be decompiled, so cannot say much about it here, but likely this is false, the name of the value taken out of the map does not match the name which was used to put it in.. if there was no naming conversion or data was merged in the un-decompiled code in the handshake class (method „requesthandshake“), then not the data we are looking for was taken out</text:p>
          </table:table-cell>
          <table:table-cell table:style-name="ce2" table:number-columns-repeated="1020"/>
        </table:table-row>
        <table:table-row table:style-name="ro1">
          <table:table-cell table:style-name="ce14"/>
          <table:table-cell table:style-name="ce2"/>
          <table:table-cell table:style-name="ce2" office:value-type="string" calcext:value-type="string">
            <text:p>- $d0 = virtualinvoke $r1.&lt;android.location.Location: double getLatitude()&gt;() (in &lt;com.millennialmedia.android.MMRequest: void insertLocation(java.util.Map)&gt;)</text:p>
          </table:table-cell>
          <table:table-cell table:style-name="ce2" office:value-type="string" calcext:value-type="string">
            <text:p>data flows through code that cannot be decompiled, so cannot say much about it here, but likely this is false, the name of the value taken out of the map does not match the name which was used to put it in.. if there was no naming conversion or data was merged in the un-decompiled code in the handshake class (method „requesthandshake“), then not the data we are looking for was taken out</text:p>
          </table:table-cell>
          <table:table-cell table:style-name="ce2" table:number-columns-repeated="1020"/>
        </table:table-row>
        <table:table-row table:style-name="ro1" table:number-rows-repeated="3">
          <table:table-cell table:number-columns-repeated="1024"/>
        </table:table-row>
        <table:table-row table:style-name="ro1">
          <table:table-cell office:value-type="string" calcext:value-type="string">
            <text:p>opunktschmidt.fastcaloriecounter.apk.txt</text:p>
          </table:table-cell>
          <table:table-cell table:number-columns-repeated="1023"/>
        </table:table-row>
        <table:table-row table:style-name="ro1" table:number-rows-repeated="104833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 svg:font-family="Menlo"/>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DE" style:font-name-asian="Tahoma" style:language-asian="zh" style:country-asian="CN" style:font-name-complex="Tahoma"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de" number:country="D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0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 style:data-style-name="N2" text:time-value="11:34:40.890658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19T11:59:53.044921000</dc:date>
    <meta:editing-duration>PT1H21M2S</meta:editing-duration>
    <meta:editing-cycles>25</meta:editing-cycles>
    <meta:generator>LibreOffice/5.3.2.2$MacOSX_X86_64 LibreOffice_project/6cd4f1ef626f15116896b1d8e1398b56da0d0ee1</meta:generator>
    <meta:document-statistic meta:table-count="1" meta:cell-count="280" meta:object-count="0"/>
  </office:meta>
</office:document-meta>
</file>